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UPC" svg:font-family="AngsanaUPC"/>
    <style:font-face style:name="Georgia" svg:font-family="Georgia"/>
    <style:font-face style:name="Sylfaen" svg:font-family="Sylfaen"/>
    <style:font-face style:name="Tahoma" svg:font-family="Tahoma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Standard" style:master-page-name="">
      <style:paragraph-properties fo:line-height="0.1291in" style:page-number="auto"/>
      <style:text-properties fo:font-size="7.44999980926514pt" style:font-size-asian="7.44999980926514pt" style:font-size-complex="7.44999980926514pt"/>
    </style:style>
    <style:style style:name="P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201in" style:type="right"/>
        </style:tab-stops>
      </style:paragraph-properties>
    </style:style>
    <style:style style:name="P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228in" style:type="right"/>
        </style:tab-stops>
      </style:paragraph-properties>
    </style:style>
    <style:style style:name="P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366in" style:type="right"/>
        </style:tab-stops>
      </style:paragraph-properties>
    </style:style>
    <style:style style:name="P6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7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in" style:auto-text-indent="false" style:page-number="auto">
        <style:tab-stops>
          <style:tab-stop style:position="1.6772in"/>
        </style:tab-stops>
      </style:paragraph-properties>
    </style:style>
    <style:style style:name="P8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/>
    </style:style>
    <style:style style:name="P9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1.6728in"/>
        </style:tab-stops>
      </style:paragraph-properties>
    </style:style>
    <style:style style:name="P10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1902in"/>
        </style:tab-stops>
      </style:paragraph-properties>
    </style:style>
    <style:style style:name="P11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1.8535in"/>
        </style:tab-stops>
      </style:paragraph-properties>
    </style:style>
    <style:style style:name="P12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13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2335in"/>
        </style:tab-stops>
      </style:paragraph-properties>
    </style:style>
    <style:style style:name="P14" style:family="paragraph" style:parent-style-name="Body_20_text_20__28_5_29_" style:master-page-name="">
      <style:paragraph-properties fo:margin-left="0in" fo:margin-right="0in" fo:margin-top="0in" fo:margin-bottom="0in" loext:contextual-spacing="false" fo:text-indent="0in" style:auto-text-indent="false" style:page-number="auto"/>
    </style:style>
    <style:style style:name="P15" style:family="paragraph" style:parent-style-name="Body_20_text_20__28_5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16" style:family="paragraph" style:parent-style-name="Body_20_text_20__28_5_29_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17" style:family="paragraph" style:parent-style-name="Body_20_text_20__28_5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535in"/>
        </style:tab-stops>
      </style:paragraph-properties>
    </style:style>
    <style:style style:name="P18" style:family="paragraph" style:parent-style-name="Body_20_text_20__28_5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6665in"/>
        </style:tab-stops>
      </style:paragraph-properties>
    </style:style>
    <style:style style:name="P19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in" style:auto-text-indent="false" style:page-number="auto" fo:break-after="page"/>
    </style:style>
    <style:style style:name="P20" style:family="paragraph" style:parent-style-name="Body_20_text_20__28_8_29_" style:master-page-name="">
      <style:paragraph-properties fo:margin-left="0in" fo:margin-right="0in" fo:margin-top="0in" fo:margin-bottom="0in" loext:contextual-spacing="false" fo:line-height="0.1807in" fo:text-align="start" style:justify-single-word="false" fo:text-indent="0in" style:auto-text-indent="false" style:page-number="auto"/>
    </style:style>
    <style:style style:name="P21" style:family="paragraph" style:parent-style-name="Body_20_text_20__28_7_29_" style:master-page-name="">
      <style:paragraph-properties fo:margin-left="0in" fo:margin-right="0in" fo:margin-top="0in" fo:margin-bottom="0in" loext:contextual-spacing="false" fo:line-height="0.1807in" fo:text-align="start" style:justify-single-word="false" fo:text-indent="0in" style:auto-text-indent="false" style:page-number="auto"/>
    </style:style>
    <style:style style:name="P22" style:family="paragraph" style:parent-style-name="Body_20_text_20__28_5_29_" style:master-page-name="">
      <style:paragraph-properties fo:margin-left="0in" fo:margin-right="0in" fo:margin-top="0in" fo:margin-bottom="0.0862in" loext:contextual-spacing="false" fo:text-align="start" style:justify-single-word="false" fo:text-indent="0in" style:auto-text-indent="false" style:page-number="auto"/>
    </style:style>
    <style:style style:name="P23" style:family="paragraph" style:parent-style-name="Body_20_text_20__28_2_29_" style:master-page-name="">
      <style:paragraph-properties fo:margin-left="0in" fo:margin-right="0in" fo:margin-top="0in" fo:margin-bottom="0.0835in" loext:contextual-spacing="false" fo:line-height="0.1272in" fo:text-align="start" style:justify-single-word="false" fo:text-indent="0in" style:auto-text-indent="false" style:page-number="auto"/>
    </style:style>
    <style:style style:name="P24" style:family="paragraph" style:parent-style-name="Body_20_text_20__28_2_29_" style:master-page-name="">
      <style:paragraph-properties fo:margin-left="0in" fo:margin-right="0in" fo:margin-top="0in" fo:margin-bottom="0.0835in" loext:contextual-spacing="false" fo:line-height="0.1272in" fo:text-align="justify" style:justify-single-word="false" fo:text-indent="0in" style:auto-text-indent="false" style:page-number="auto"/>
    </style:style>
    <style:style style:name="P25" style:family="paragraph" style:parent-style-name="Body_20_text_20__28_5_29_" style:master-page-name="">
      <style:paragraph-properties fo:margin-left="0in" fo:margin-right="0in" fo:margin-top="0in" fo:margin-bottom="0.0835in" loext:contextual-spacing="false" fo:text-indent="0in" style:auto-text-indent="false" style:page-number="auto"/>
    </style:style>
    <style:style style:name="P26" style:family="paragraph" style:parent-style-name="Body_20_text_20__28_2_29_" style:master-page-name="">
      <style:paragraph-properties fo:margin-left="0in" fo:margin-right="0in" fo:margin-top="0in" fo:margin-bottom="0.0417in" loext:contextual-spacing="false" fo:line-height="0.1272in" fo:text-align="justify" style:justify-single-word="false" fo:text-indent="0in" style:auto-text-indent="false" style:page-number="auto"/>
    </style:style>
    <style:style style:name="P27" style:family="paragraph" style:parent-style-name="Body_20_text_20__28_2_29_" style:master-page-name="">
      <style:paragraph-properties fo:margin-left="0in" fo:margin-right="0in" fo:margin-top="0in" fo:margin-bottom="0.0417in" loext:contextual-spacing="false" fo:line-height="0.1272in" fo:text-align="start" style:justify-single-word="false" fo:text-indent="0in" style:auto-text-indent="false" style:page-number="auto"/>
    </style:style>
    <style:style style:name="P28" style:family="paragraph" style:parent-style-name="Body_20_text_20__28_5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/>
    </style:style>
    <style:style style:name="P29" style:family="paragraph" style:parent-style-name="Body_20_text_20__28_5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-0.25in" style:auto-text-indent="false" style:page-number="auto"/>
    </style:style>
    <style:style style:name="P30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72in" fo:text-align="start" style:justify-single-word="false" fo:text-indent="-0.25in" style:auto-text-indent="false" style:page-number="auto"/>
    </style:style>
    <style:style style:name="P31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28in" fo:text-align="start" style:justify-single-word="false" fo:text-indent="-0.25in" style:auto-text-indent="false" style:page-number="auto"/>
    </style:style>
    <style:style style:name="P32" style:family="paragraph" style:parent-style-name="Body_20_text_20__28_5_29_" style:master-page-name="">
      <style:paragraph-properties fo:margin-left="0.25in" fo:margin-right="0in" fo:margin-top="0in" fo:margin-bottom="0in" loext:contextual-spacing="false" fo:line-height="0.1228in" fo:text-align="start" style:justify-single-word="false" fo:text-indent="-0.25in" style:auto-text-indent="false" style:page-number="auto" fo:break-after="page"/>
    </style:style>
    <style:style style:name="P33" style:family="paragraph" style:parent-style-name="Body_20_text_20__28_5_29_" style:master-page-name="">
      <style:paragraph-properties fo:margin-left="0.25in" fo:margin-right="0in" fo:margin-top="0in" fo:margin-bottom="0.0835in" loext:contextual-spacing="false" fo:text-align="start" style:justify-single-word="false" fo:text-indent="-0.25in" style:auto-text-indent="false" style:page-number="auto"/>
    </style:style>
    <style:style style:name="P34" style:family="paragraph" style:parent-style-name="Body_20_text_20__28_2_29_" style:master-page-name="">
      <style:paragraph-properties fo:margin-left="0.25in" fo:margin-right="0in" fo:margin-top="0in" fo:margin-bottom="0.0835in" loext:contextual-spacing="false" fo:line-height="0.1272in" fo:text-align="start" style:justify-single-word="false" fo:text-indent="-0.25in" style:auto-text-indent="false" style:page-number="auto"/>
    </style:style>
    <style:style style:name="P35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36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37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72in" fo:text-align="start" style:justify-single-word="false" fo:text-indent="-0.2362in" style:auto-text-indent="false" style:page-number="auto"/>
    </style:style>
    <style:style style:name="P38" style:family="paragraph" style:parent-style-name="Body_20_text_20__28_2_29_" style:master-page-name="">
      <style:paragraph-properties fo:margin-left="0.4165in" fo:margin-right="0in" fo:margin-top="0in" fo:margin-bottom="0.0835in" loext:contextual-spacing="false" fo:line-height="0.1272in" fo:text-align="start" style:justify-single-word="false" fo:text-indent="-0.2362in" style:auto-text-indent="false" style:page-number="auto"/>
    </style:style>
    <style:style style:name="P39" style:family="paragraph" style:parent-style-name="Body_20_text_20__28_2_29_" style:master-page-name="">
      <style:paragraph-properties fo:margin-left="0.1807in" fo:margin-right="0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40" style:family="paragraph" style:parent-style-name="Body_20_text_20__28_2_29_" style:master-page-name="">
      <style:paragraph-properties fo:margin-left="0.1807in" fo:margin-right="0in" fo:margin-top="0in" fo:margin-bottom="0in" loext:contextual-spacing="false" fo:line-height="0.1272in" fo:text-align="justify" style:justify-single-word="false" fo:text-indent="0in" style:auto-text-indent="false" style:page-number="auto"/>
    </style:style>
    <style:style style:name="P41" style:family="paragraph" style:parent-style-name="Body_20_text_20__28_2_29_" style:master-page-name="">
      <style:paragraph-properties fo:margin-left="0.1807in" fo:margin-right="0in" fo:margin-top="0in" fo:margin-bottom="0.0835in" loext:contextual-spacing="false" fo:line-height="0.1272in" fo:text-align="start" style:justify-single-word="false" fo:text-indent="0in" style:auto-text-indent="false" style:page-number="auto"/>
    </style:style>
    <style:style style:name="P42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72in" fo:text-align="start" style:justify-single-word="false" fo:text-indent="-0.222in" style:auto-text-indent="false" style:page-number="auto"/>
    </style:style>
    <style:style style:name="P43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28in" fo:text-align="start" style:justify-single-word="false" fo:text-indent="-0.222in" style:auto-text-indent="false" style:page-number="auto"/>
    </style:style>
    <style:style style:name="P44" style:family="paragraph" style:parent-style-name="Body_20_text_20__28_4_29_" style:master-page-name="">
      <style:paragraph-properties fo:margin-left="0.4165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45" style:family="paragraph" style:parent-style-name="Body_20_text_20__28_2_29_" style:master-page-name="">
      <style:paragraph-properties fo:margin-left="0.4165in" fo:margin-right="0in" fo:margin-top="0in" fo:margin-bottom="0.0835in" loext:contextual-spacing="false" fo:line-height="0.1272in" fo:text-align="start" style:justify-single-word="false" fo:text-indent="-0.222in" style:auto-text-indent="false" style:page-number="auto"/>
    </style:style>
    <style:style style:name="P46" style:family="paragraph" style:parent-style-name="Body_20_text_20__28_2_29_" style:master-page-name="">
      <style:paragraph-properties fo:margin-left="0.4165in" fo:margin-right="0in" fo:margin-top="0in" fo:margin-bottom="0.0862in" loext:contextual-spacing="false" fo:text-align="start" style:justify-single-word="false" fo:text-indent="-0.222in" style:auto-text-indent="false" style:page-number="auto"/>
    </style:style>
    <style:style style:name="P47" style:family="paragraph" style:parent-style-name="Body_20_text_20__28_2_29_" style:master-page-name="">
      <style:paragraph-properties fo:margin-left="0.4165in" fo:margin-right="0in" fo:margin-top="0in" fo:margin-bottom="0.0862in" loext:contextual-spacing="false" fo:line-height="0.1272in" fo:text-align="start" style:justify-single-word="false" fo:text-indent="-0.222in" style:auto-text-indent="false" style:page-number="auto"/>
    </style:style>
    <style:style style:name="P48" style:family="paragraph" style:parent-style-name="Body_20_text_20__28_5_29_" style:master-page-name="">
      <style:paragraph-properties fo:margin-left="0in" fo:margin-right="0.139in" fo:margin-top="0in" fo:margin-bottom="0in" loext:contextual-spacing="false" fo:text-indent="0in" style:auto-text-indent="false" style:page-number="auto">
        <style:tab-stops>
          <style:tab-stop style:position="1.85in"/>
        </style:tab-stops>
      </style:paragraph-properties>
    </style:style>
    <style:style style:name="P49" style:family="paragraph" style:parent-style-name="Body_20_text_20__28_2_29_" style:master-page-name="">
      <style:paragraph-properties fo:margin-left="0.361in" fo:margin-right="0in" fo:margin-top="0in" fo:margin-bottom="0.0835in" loext:contextual-spacing="false" fo:line-height="0.1272in" fo:text-align="start" style:justify-single-word="false" fo:text-indent="-0.222in" style:auto-text-indent="false" style:page-number="auto"/>
    </style:style>
    <style:style style:name="P50" style:family="paragraph" style:parent-style-name="Body_20_text_20__28_2_29_" style:master-page-name="">
      <style:paragraph-properties fo:margin-left="0.361in" fo:margin-right="0in" fo:margin-top="0in" fo:margin-bottom="0in" loext:contextual-spacing="false" fo:line-height="0.1272in" fo:text-align="start" style:justify-single-word="false" fo:text-indent="-0.222in" style:auto-text-indent="false" style:page-number="auto"/>
    </style:style>
    <style:style style:name="P51" style:family="paragraph" style:parent-style-name="Body_20_text_20__28_2_29_" style:master-page-name="">
      <style:paragraph-properties fo:margin-left="0.139in" fo:margin-right="0.639in" fo:margin-top="0in" fo:margin-bottom="0in" loext:contextual-spacing="false" fo:line-height="0.1272in" fo:text-align="justify" style:justify-single-word="false" fo:text-indent="0in" style:auto-text-indent="false" style:page-number="auto"/>
    </style:style>
    <style:style style:name="P52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.1807in" style:auto-text-indent="false" style:page-number="auto"/>
    </style:style>
    <style:style style:name="P53" style:family="paragraph" style:parent-style-name="Body_20_text_20__28_2_29_" style:master-page-name="">
      <style:paragraph-properties fo:margin-left="0in" fo:margin-right="0in" fo:margin-top="0in" fo:margin-bottom="0.0835in" loext:contextual-spacing="false" fo:line-height="0.1272in" fo:text-align="start" style:justify-single-word="false" fo:text-indent="0.1807in" style:auto-text-indent="false" style:page-number="auto"/>
    </style:style>
    <style:style style:name="P54" style:family="paragraph" style:parent-style-name="Body_20_text_20__28_6_29_" style:master-page-name="">
      <style:paragraph-properties fo:margin-left="0.528in" fo:margin-right="0in" fo:margin-top="0in" fo:margin-bottom="0.0256in" loext:contextual-spacing="false" fo:line-height="0.0555in" fo:text-align="start" style:justify-single-word="false" fo:text-indent="0in" style:auto-text-indent="false" style:page-number="auto"/>
    </style:style>
    <style:style style:name="P55" style:family="paragraph" style:parent-style-name="Body_20_text_20__28_9_29_" style:master-page-name="">
      <style:paragraph-properties fo:margin-left="0.0138in" fo:margin-right="0in" fo:margin-top="0in" fo:margin-bottom="0in" loext:contextual-spacing="false" fo:text-indent="0in" style:auto-text-indent="false" style:page-number="auto"/>
    </style:style>
    <style:style style:name="P56" style:family="paragraph" style:parent-style-name="Body_20_text_20__28_2_29_" style:master-page-name="">
      <style:paragraph-properties fo:margin-left="0.1945in" fo:margin-right="0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57" style:family="paragraph" style:parent-style-name="Body_20_text_20__28_2_29_" style:master-page-name="">
      <style:paragraph-properties fo:margin-left="0.1945in" fo:margin-right="0in" fo:margin-top="0in" fo:margin-bottom="0.0835in" loext:contextual-spacing="false" fo:line-height="0.1272in" fo:text-align="start" style:justify-single-word="false" fo:text-indent="0in" style:auto-text-indent="false" style:page-number="auto"/>
    </style:style>
    <style:style style:name="P58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72in" fo:text-align="start" style:justify-single-word="false" fo:text-indent="-0.4165in" style:auto-text-indent="false" style:page-number="auto"/>
    </style:style>
    <style:style style:name="P59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60" style:family="paragraph" style:parent-style-name="Body_20_text_20__28_5_29_" style:master-page-name="">
      <style:paragraph-properties fo:margin-left="0.2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61" style:family="paragraph" style:parent-style-name="Body_20_text_20__28_2_29_" style:master-page-name="">
      <style:paragraph-properties fo:margin-left="0in" fo:margin-right="0.028in" fo:margin-top="0in" fo:margin-bottom="0in" loext:contextual-spacing="false" fo:line-height="0.1272in" fo:text-align="center" style:justify-single-word="false" fo:text-indent="0in" style:auto-text-indent="false" style:page-number="auto"/>
    </style:style>
    <style:style style:name="P62" style:family="paragraph" style:parent-style-name="Body_20_text_20__28_2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.139in" style:auto-text-indent="false" style:page-number="auto"/>
    </style:style>
    <style:style style:name="P63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72in" fo:text-align="start" style:justify-single-word="false" fo:text-indent="-0.0693in" style:auto-text-indent="false" style:page-number="auto"/>
    </style:style>
    <style:style style:name="P64" style:family="paragraph" style:parent-style-name="Body_20_text_20__28_5_29_" style:master-page-name="">
      <style:paragraph-properties fo:margin-left="0.139in" fo:margin-right="0in" fo:margin-top="0in" fo:margin-bottom="0in" loext:contextual-spacing="false" fo:text-indent="0in" style:auto-text-indent="false" style:page-number="auto">
        <style:tab-stops>
          <style:tab-stop style:position="1.5598in"/>
        </style:tab-stops>
      </style:paragraph-properties>
    </style:style>
    <style:style style:name="P65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72in" fo:text-align="justify" style:justify-single-word="false" fo:text-indent="0in" style:auto-text-indent="false" style:page-number="auto"/>
    </style:style>
    <style:style style:name="P66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571in"/>
        </style:tab-stops>
      </style:paragraph-properties>
    </style:style>
    <style:style style:name="P67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1543in"/>
        </style:tab-stops>
      </style:paragraph-properties>
    </style:style>
    <style:style style:name="P68" style:family="paragraph" style:parent-style-name="Body_20_text_20__28_2_29_" style:list-style-name="L3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1902in"/>
        </style:tab-stops>
      </style:paragraph-properties>
    </style:style>
    <style:style style:name="P69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1835in"/>
        </style:tab-stops>
      </style:paragraph-properties>
    </style:style>
    <style:style style:name="P70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1898in"/>
        </style:tab-stops>
      </style:paragraph-properties>
    </style:style>
    <style:style style:name="P71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2043in"/>
        </style:tab-stops>
      </style:paragraph-properties>
    </style:style>
    <style:style style:name="P72" style:family="paragraph" style:parent-style-name="Body_20_text_20__28_2_29_" style:list-style-name="L5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2043in"/>
        </style:tab-stops>
      </style:paragraph-properties>
    </style:style>
    <style:style style:name="P73" style:family="paragraph" style:parent-style-name="Body_20_text_20__28_2_29_" style:list-style-name="L5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1937in"/>
        </style:tab-stops>
      </style:paragraph-properties>
    </style:style>
    <style:style style:name="P74" style:family="paragraph" style:parent-style-name="Body_20_text_20__28_2_29_" style:list-style-name="L8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1752in"/>
        </style:tab-stops>
      </style:paragraph-properties>
    </style:style>
    <style:style style:name="P75" style:family="paragraph" style:parent-style-name="Body_20_text_20__28_2_29_" style:list-style-name="L8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1783in"/>
        </style:tab-stops>
      </style:paragraph-properties>
    </style:style>
    <style:style style:name="P76" style:family="paragraph" style:parent-style-name="Body_20_text_20__28_2_29_" style:list-style-name="L9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1764in"/>
        </style:tab-stops>
      </style:paragraph-properties>
    </style:style>
    <style:style style:name="P77" style:family="paragraph" style:parent-style-name="Body_20_text_20__28_2_29_" style:list-style-name="L9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0.2165in"/>
        </style:tab-stops>
      </style:paragraph-properties>
    </style:style>
    <style:style style:name="P78" style:family="paragraph" style:parent-style-name="Body_20_text_20__28_2_29_" style:list-style-name="L3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in" style:auto-text-indent="false" style:page-number="auto">
        <style:tab-stops>
          <style:tab-stop style:position="0.1575in"/>
        </style:tab-stops>
      </style:paragraph-properties>
    </style:style>
    <style:style style:name="P79" style:family="paragraph" style:parent-style-name="Body_20_text_20__28_2_29_" style:list-style-name="L6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in" style:auto-text-indent="false" style:page-number="auto">
        <style:tab-stops>
          <style:tab-stop style:position="0.161in"/>
        </style:tab-stops>
      </style:paragraph-properties>
    </style:style>
    <style:style style:name="P80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1898in"/>
        </style:tab-stops>
      </style:paragraph-properties>
    </style:style>
    <style:style style:name="P81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1929in"/>
        </style:tab-stops>
      </style:paragraph-properties>
    </style:style>
    <style:style style:name="P82" style:family="paragraph" style:parent-style-name="Body_20_text_20__28_2_29_" style:list-style-name="L4" style:master-page-name="PageStyle2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1011">
        <style:tab-stops>
          <style:tab-stop style:position="0.2043in"/>
        </style:tab-stops>
      </style:paragraph-properties>
    </style:style>
    <style:style style:name="P83" style:family="paragraph" style:parent-style-name="Body_20_text_20__28_2_29_" style:list-style-name="L8" style:master-page-name="PageStyle3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1013">
        <style:tab-stops>
          <style:tab-stop style:position="0.1689in"/>
        </style:tab-stops>
      </style:paragraph-properties>
    </style:style>
    <style:style style:name="P84" style:family="paragraph" style:parent-style-name="Body_20_text_20__28_2_29_" style:list-style-name="L1" style:master-page-name="">
      <style:paragraph-properties fo:margin-left="0.361in" fo:margin-right="0in" fo:margin-top="0in" fo:margin-bottom="0in" loext:contextual-spacing="false" fo:line-height="0.1272in" fo:text-align="start" style:justify-single-word="false" fo:text-indent="-0.361in" style:auto-text-indent="false" style:page-number="auto">
        <style:tab-stops>
          <style:tab-stop style:position="-0.2102in"/>
        </style:tab-stops>
      </style:paragraph-properties>
    </style:style>
    <style:style style:name="P85" style:family="paragraph" style:parent-style-name="Body_20_text_20__28_2_29_" style:list-style-name="L1" style:master-page-name="">
      <style:paragraph-properties fo:margin-left="0.361in" fo:margin-right="0in" fo:margin-top="0in" fo:margin-bottom="0in" loext:contextual-spacing="false" fo:line-height="0.1272in" fo:text-align="start" style:justify-single-word="false" fo:text-indent="-0.361in" style:auto-text-indent="false" style:page-number="auto">
        <style:tab-stops>
          <style:tab-stop style:position="-0.2043in"/>
        </style:tab-stops>
      </style:paragraph-properties>
    </style:style>
    <style:style style:name="P86" style:family="paragraph" style:parent-style-name="Body_20_text_20__28_2_29_" style:list-style-name="L1" style:master-page-name="">
      <style:paragraph-properties fo:margin-left="0.361in" fo:margin-right="0in" fo:margin-top="0in" fo:margin-bottom="0in" loext:contextual-spacing="false" fo:line-height="0.1272in" fo:text-align="start" style:justify-single-word="false" fo:text-indent="-0.361in" style:auto-text-indent="false" style:page-number="auto">
        <style:tab-stops>
          <style:tab-stop style:position="-0.2138in"/>
        </style:tab-stops>
      </style:paragraph-properties>
    </style:style>
    <style:style style:name="P87" style:family="paragraph" style:parent-style-name="Body_20_text_20__28_2_29_" style:list-style-name="L1" style:master-page-name="">
      <style:paragraph-properties fo:margin-left="0.361in" fo:margin-right="0in" fo:margin-top="0in" fo:margin-bottom="0in" loext:contextual-spacing="false" fo:line-height="0.1272in" fo:text-align="start" style:justify-single-word="false" fo:text-indent="-0.361in" style:auto-text-indent="false" style:page-number="auto">
        <style:tab-stops>
          <style:tab-stop style:position="-0.2071in"/>
        </style:tab-stops>
      </style:paragraph-properties>
    </style:style>
    <style:style style:name="P88" style:family="paragraph" style:parent-style-name="Body_20_text_20__28_2_29_" style:list-style-name="L1" style:master-page-name="">
      <style:paragraph-properties fo:margin-left="0.139in" fo:margin-right="0in" fo:margin-top="0in" fo:margin-bottom="0.0835in" loext:contextual-spacing="false" fo:line-height="0.1272in" fo:text-align="start" style:justify-single-word="false" fo:text-indent="-0.139in" style:auto-text-indent="false" style:page-number="auto">
        <style:tab-stops>
          <style:tab-stop style:position="0.0154in"/>
        </style:tab-stops>
      </style:paragraph-properties>
    </style:style>
    <style:style style:name="P89" style:family="paragraph" style:parent-style-name="Body_20_text_20__28_2_29_" style:list-style-name="L2" style:master-page-name="">
      <style:paragraph-properties fo:margin-left="0in" fo:margin-right="0in" fo:margin-top="0in" fo:margin-bottom="0.0835in" loext:contextual-spacing="false" fo:line-height="0.1272in" fo:text-align="start" style:justify-single-word="false" fo:text-indent="0.139in" style:auto-text-indent="false" style:page-number="auto">
        <style:tab-stops>
          <style:tab-stop style:position="0.2673in"/>
        </style:tab-stops>
      </style:paragraph-properties>
    </style:style>
    <style:style style:name="P90" style:family="paragraph" style:parent-style-name="Body_20_text_20__28_2_29_" style:master-page-name="PageStyle1">
      <style:paragraph-properties fo:margin-left="0.4165in" fo:margin-right="0in" fo:margin-top="0in" fo:margin-bottom="0in" loext:contextual-spacing="false" fo:line-height="0.1272in" fo:text-align="start" style:justify-single-word="false" fo:text-indent="-0.222in" style:auto-text-indent="false" style:page-number="1010"/>
    </style:style>
    <style:style style:name="P91" style:family="paragraph" style:parent-style-name="Body_20_text_20__28_2_29_" style:master-page-name="PageStyle4">
      <style:paragraph-properties fo:margin-left="0.4165in" fo:margin-right="0in" fo:margin-top="0in" fo:margin-bottom="0in" loext:contextual-spacing="false" fo:text-align="start" style:justify-single-word="false" fo:text-indent="-0.222in" style:auto-text-indent="false" style:page-number="1014"/>
    </style:style>
    <style:style style:name="P92" style:family="paragraph" style:parent-style-name="Body_20_text_20__28_2_29_" style:list-style-name="L4" style:master-page-name="">
      <style:paragraph-properties fo:margin-left="0.1945in" fo:margin-right="0.2917in" fo:margin-top="0in" fo:margin-bottom="0in" loext:contextual-spacing="false" fo:line-height="0.1272in" fo:text-align="start" style:justify-single-word="false" fo:text-indent="-0.1945in" style:auto-text-indent="false" style:page-number="auto">
        <style:tab-stops>
          <style:tab-stop style:position="-0.0047in"/>
        </style:tab-stops>
      </style:paragraph-properties>
    </style:style>
    <style:style style:name="P93" style:family="paragraph" style:parent-style-name="Body_20_text_20__28_2_29_" style:list-style-name="L4" style:master-page-name="">
      <style:paragraph-properties fo:margin-left="0.1807in" fo:margin-right="0in" fo:margin-top="0in" fo:margin-bottom="0in" loext:contextual-spacing="false" fo:line-height="0.1272in" fo:text-align="start" style:justify-single-word="false" fo:text-indent="-0.1807in" style:auto-text-indent="false" style:page-number="auto">
        <style:tab-stops>
          <style:tab-stop style:position="0.0236in"/>
        </style:tab-stops>
      </style:paragraph-properties>
    </style:style>
    <style:style style:name="P94" style:family="paragraph" style:parent-style-name="Body_20_text_20__28_2_29_" style:list-style-name="L7" style:master-page-name="">
      <style:paragraph-properties fo:margin-left="0.1807in" fo:margin-right="0in" fo:margin-top="0in" fo:margin-bottom="0in" loext:contextual-spacing="false" fo:line-height="0.1272in" fo:text-align="start" style:justify-single-word="false" fo:text-indent="-0.1807in" style:auto-text-indent="false" style:page-number="auto">
        <style:tab-stops>
          <style:tab-stop style:position="-0.0193in"/>
        </style:tab-stops>
      </style:paragraph-properties>
    </style:style>
    <style:style style:name="P95" style:family="paragraph" style:parent-style-name="Body_20_text_20__28_2_29_" style:list-style-name="L7" style:master-page-name="">
      <style:paragraph-properties fo:margin-left="0.1807in" fo:margin-right="0in" fo:margin-top="0in" fo:margin-bottom="0in" loext:contextual-spacing="false" fo:line-height="0.1272in" fo:text-align="justify" style:justify-single-word="false" fo:text-indent="-0.1807in" style:auto-text-indent="false" style:page-number="auto">
        <style:tab-stops>
          <style:tab-stop style:position="-0.0193in"/>
        </style:tab-stops>
      </style:paragraph-properties>
    </style:style>
    <style:style style:name="P96" style:family="paragraph" style:parent-style-name="Body_20_text_20__28_2_29_" style:list-style-name="L3" style:master-page-name="">
      <style:paragraph-properties fo:margin-left="0.4165in" fo:margin-right="0in" fo:margin-top="0in" fo:margin-bottom="0in" loext:contextual-spacing="false" fo:line-height="0.1272in" fo:text-align="start" style:justify-single-word="false" fo:text-indent="-0.4165in" style:auto-text-indent="false" style:page-number="auto">
        <style:tab-stops>
          <style:tab-stop style:position="-0.2563in"/>
        </style:tab-stops>
      </style:paragraph-properties>
    </style:style>
    <style:style style:name="P97" style:family="paragraph" style:parent-style-name="Body_20_text_20__28_2_29_" style:list-style-name="L3" style:master-page-name="">
      <style:paragraph-properties fo:margin-left="0.4165in" fo:margin-right="0in" fo:margin-top="0in" fo:margin-bottom="0in" loext:contextual-spacing="false" fo:line-height="0.1272in" fo:text-align="start" style:justify-single-word="false" fo:text-indent="-0.4165in" style:auto-text-indent="false" style:page-number="auto" fo:break-after="column">
        <style:tab-stops>
          <style:tab-stop style:position="-0.2563in"/>
        </style:tab-stops>
      </style:paragraph-properties>
    </style:style>
    <style:style style:name="P98" style:family="paragraph" style:parent-style-name="Body_20_text_20__28_2_29_" style:list-style-name="L9" style:master-page-name="">
      <style:paragraph-properties fo:margin-left="0.1945in" fo:margin-right="0in" fo:margin-top="0in" fo:margin-bottom="0in" loext:contextual-spacing="false" fo:line-height="0.1272in" fo:text-align="start" style:justify-single-word="false" fo:text-indent="-0.1945in" style:auto-text-indent="false" style:page-number="auto">
        <style:tab-stops>
          <style:tab-stop style:position="-0.0374in"/>
        </style:tab-stops>
      </style:paragraph-properties>
    </style:style>
    <style:style style:name="P99" style:family="paragraph" style:parent-style-name="Body_20_text_20__28_2_29_" style:list-style-name="L9" style:master-page-name="">
      <style:paragraph-properties fo:margin-left="0.1945in" fo:margin-right="0in" fo:margin-top="0in" fo:margin-bottom="0in" loext:contextual-spacing="false" fo:line-height="0.1272in" fo:text-align="start" style:justify-single-word="false" fo:text-indent="-0.1945in" style:auto-text-indent="false" style:page-number="auto">
        <style:tab-stops>
          <style:tab-stop style:position="-0.0244in"/>
        </style:tab-stops>
      </style:paragraph-properties>
    </style:style>
    <style:style style:name="P100" style:family="paragraph" style:parent-style-name="Heading_20__23_1" style:master-page-name="PageStyle0">
      <style:paragraph-properties fo:margin-left="0.0417in" fo:margin-right="0in" fo:margin-top="0in" fo:margin-bottom="0in" loext:contextual-spacing="false" fo:line-height="0.1665in" fo:keep-together="always" fo:text-indent="0in" style:auto-text-indent="false" style:page-number="1" fo:keep-with-next="always"/>
    </style:style>
    <style:style style:name="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fr2" style:family="graphic" style:parent-style-name="Frame">
      <style:graphic-properties fo:margin-left="0.3429in" fo:margin-right="0.0398in" fo:margin-top="0in" fo:margin-bottom="0.4508in" style:wrap="left" style:number-wrapped-paragraphs="no-limit" style:vertical-pos="from-top" style:vertical-rel="page-content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fr3" style:family="graphic" style:parent-style-name="Frame">
      <style:graphic-properties fo:margin-left="0.1535in" fo:margin-right="0.1098in" fo:margin-top="0.0335in" fo:margin-bottom="0.3374in" style:wrap="left" style:number-wrapped-paragraphs="no-limit" style:vertical-pos="from-top" style:vertical-rel="page-content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margin-left="-2.5972in" fo:margin-right="-1.822in" style:editable="false">
        <style:columns fo:column-count="1" fo:column-gap="0in"/>
      </style:section-properties>
    </style:style>
    <style:style style:name="Sect3" style:family="section">
      <style:section-properties fo:margin-left="-0.1035in" fo:margin-right="0.0516in" style:editable="false">
        <style:columns fo:column-count="2" fo:column-gap="0.072in">
          <style:column style:rel-width="32767*" fo:start-indent="0in" fo:end-indent="0.0362in"/>
          <style:column style:rel-width="32768*" fo:start-indent="0.0362in" fo:end-indent="0in"/>
        </style:columns>
      </style:section-properties>
    </style:style>
    <style:style style:name="Sect4" style:family="section">
      <style:section-properties fo:margin-left="0in" fo:margin-right="0in" style:editable="false">
        <style:columns fo:column-count="2" fo:column-gap="0.072in">
          <style:column style:rel-width="32767*" fo:start-indent="0in" fo:end-indent="0.0362in"/>
          <style:column style:rel-width="32768*" fo:start-indent="0.0362in" fo:end-indent="0in"/>
        </style:columns>
      </style:section-properties>
    </style:style>
    <text:list-style style:name="L1">
      <text:list-level-style-number text:level="1" text:style-name="CharStyle14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CharStyle13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CharStyle13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CharStyle13" style:num-format="1" text:start-value="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CharStyle13" style:num-format="1" text:start-value="1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CharStyle14" style:num-format="1" text:start-value="4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CharStyle14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CharStyle14" style:num-format="1" text:start-value="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CharStyle13" style:num-format="1" text:start-value="5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h text:style-name="P100" text:outline-level="1"><text:bookmark-start text:name="bookmark0"/><text:span text:style-name="CharStyle4">MICAH</text:span><text:bookmark-end text:name="bookmark0"/></text:h>
      </text:section>
      <text:section text:style-name="Sect2" text:name="Section1">
        <text:p text:style-name="P2"/>
        <text:p text:style-name="P1"/>
      </text:section>
      <text:section text:style-name="Sect3" text:name="Section2">
        <text:p text:style-name="Body_20_text_20__28_3_29__20__2b__20_DropCap1">I<text:span text:style-name="CharStyle10">The message of the Eternal that came to Micah of More- sheth during the reigns of Jo- tham, Ahaz, and Hezekiah, kings of Judah—his visions of Samaria and Jerusalem.</text:span></text:p>
        <text:list xml:id="list7727758780163828600" text:style-name="L1">
          <text:list-item>
            <text:p text:style-name="P66"><text:span text:style-name="CharStyle13"><text:tab/>Attend, all nations, listen, </text:span><text:span text:style-name="CharStyle14">0</text:span><text:span text:style-name="CharStyle13"> earth and all on earth! The Eternal has a warning for you,</text:span></text:p>
          </text:list-item>
        </text:list>
        <text:p text:style-name="P49"><text:span text:style-name="CharStyle13">the Lord from his sacred temple on high.</text:span></text:p>
        <text:list xml:id="list185805733615259" text:continue-numbering="true" text:style-name="L1">
          <text:list-item>
            <text:p text:style-name="P84"><text:span text:style-name="CharStyle14"><text:tab/></text:span><text:span text:style-name="CharStyle13">Look, the Eternal descends from his place,</text:span></text:p>
          </text:list-item>
        </text:list>
        <text:p text:style-name="P50"><text:span text:style-name="CharStyle13">he strides on the heights of the earth!</text:span></text:p>
        <text:list xml:id="list185804791374496" text:continue-numbering="true" text:style-name="L1">
          <text:list-item>
            <text:p text:style-name="P85"><text:span text:style-name="CharStyle14"><text:tab/></text:span><text:span text:style-name="CharStyle13">Mountains melt away before him,</text:span></text:p>
          </text:list-item>
        </text:list>
        <text:p text:style-name="P51"><text:span text:style-name="CharStyle13">valleys split asunder, like wax before a fire, like water pouring over a fall—</text:span></text:p>
        <text:list xml:id="list185805071127064" text:continue-numbering="true" text:style-name="L1">
          <text:list-item>
            <text:p text:style-name="P86"><text:span text:style-name="CharStyle14"><text:tab/></text:span><text:span text:style-name="CharStyle13">“and all this for Jacob’s trans­gression,</text:span></text:p>
          </text:list-item>
        </text:list>
        <text:p text:style-name="P50"><text:span text:style-name="CharStyle13">for the sins of the house of Ju­dah!</text:span></text:p>
        <text:p text:style-name="P50"><text:span text:style-name="CharStyle13">Jacob’s transgression? is it not in Samaria?</text:span></text:p>
        <text:p text:style-name="P50"><text:span text:style-name="CharStyle13">Judah’s sin? is it not in Jeru­salem?</text:span></text:p>
        <text:list xml:id="list185806118158277" text:continue-numbering="true" text:style-name="L1">
          <text:list-item>
            <text:p text:style-name="P87"><text:span text:style-name="CharStyle14"><text:tab/></text:span><text:span text:style-name="CharStyle13">So I will have Samaria ploughed up,</text:span></text:p>
          </text:list-item>
        </text:list>
        <text:p text:style-name="P62"><text:span text:style-name="CharStyle13">planted out with vines; her stones I will pour down into the valley,</text:span></text:p>
        <text:p text:style-name="P65"><text:span text:style-name="CharStyle13">and lay bare her foundations,</text:span></text:p>
        <text:list xml:id="list185805190950369" text:continue-numbering="true" text:style-name="L1">
          <text:list-item>
            <text:p text:style-name="P88"><text:span text:style-name="CharStyle14"><text:tab/></text:span><text:span text:style-name="CharStyle13">shattering all her metal gods, burning all her idols, and ruining her shrines— once the prize of faithless living, now the prey of faithless foes.”</text:span></text:p>
          </text:list-item>
          <text:list-item>
            <text:p text:style-name="P67"><text:span text:style-name="CharStyle14"><text:tab/></text:span><text:span text:style-name="CharStyle13">I will bewail this and lament,</text:span></text:p>
          </text:list-item>
        </text:list>
        <text:list xml:id="list4130455382239078168" text:style-name="L2">
          <text:list-item>
            <text:p text:style-name="P89"><text:span text:style-name="CharStyle13"><text:tab/>will go barefoot and unclad, howling like a jackal, wailing hoarsely like an ostrich; </text:span><text:span text:style-name="CharStyle14">9</text:span><text:span text:style-name="CharStyle13"> for Samaria’s is a deadly stroke, her doom shall reach to Judah, to the very gates of my own folk, even to Jerusalem.</text:span></text:p>
          </text:list-item>
        </text:list>
        <text:p text:style-name="P30"><text:span text:style-name="CharStyle13">Weep tears at Teartown (Bo- io </text:span><text:span text:style-name="CharStyle15">cliim),</text:span></text:p>
        <text:p text:style-name="P30"><text:span text:style-name="CharStyle13">grovel in the dust at Dustown (Beth-ophrah)</text:span></text:p>
        <text:p text:style-name="P30"><text:span text:style-name="CharStyle13">fare forth stripped, O Fairtown n (Saphir)!</text:span></text:p>
        <text:p text:style-name="P6"><text:span text:style-name="CharStyle13">Stirtown (Zaanan) dare not stir, Beth-esel . . .</text:span></text:p>
        <text:p text:style-name="P6"><text:span text:style-name="CharStyle13">and Maroth hopes in vain; ia for doom descends from the Eternal</text:span></text:p>
        <text:p text:style-name="P23"><text:span text:style-name="CharStyle13">to the very gates of Jerusalem.</text:span></text:p>
        <text:p text:style-name="P30"><text:span text:style-name="CharStyle13">To horse and drive away, O 13 Horsetown (Lakhish),</text:span></text:p>
        <text:p text:style-name="P10"><text:span text:style-name="CharStyle13">O<text:tab/>source of Sion’s sin,</text:span></text:p>
        <text:p text:style-name="P8"><text:span text:style-name="CharStyle13">where the crimes of Israel centre!</text:span></text:p>
        <text:list xml:id="list6809198900420596946" text:style-name="L3">
          <text:list-item>
            <text:p text:style-name="P68"><text:span text:style-name="CharStyle13"><text:tab/>maiden Sion, you must part 14</text:span></text:p>
          </text:list-item>
        </text:list>
        <text:p text:style-name="P59"><text:span text:style-name="CharStyle13">with</text:span></text:p>
        <text:p text:style-name="P6"><text:span text:style-name="CharStyle13">Moresheth of Gath; and Israel’s kings are ever balked</text:span></text:p>
        <text:p text:style-name="P24"><text:span text:style-name="CharStyle13">at Balkton (Achzib).</text:span></text:p>
        <text:list xml:id="list185806422819123" text:continue-numbering="true" text:style-name="L3">
          <text:list-item>
            <text:p text:style-name="P68"><text:span text:style-name="CharStyle13"><text:tab/>will march the conqueror on 15</text:span></text:p>
          </text:list-item>
        </text:list>
        <text:p text:style-name="P59"><text:span text:style-name="CharStyle13">you yet,</text:span></text:p>
        <text:p text:style-name="P6"><text:span text:style-name="CharStyle13">O men of Mareshah; and Israel’s pomp shall perish utterly.</text:span></text:p>
        <text:p text:style-name="P30"><text:span text:style-name="CharStyle13">Israel, shave your head and 16 hair,</text:span></text:p>
        <text:p text:style-name="P30"><text:span text:style-name="CharStyle13">in mourning for your children dear,</text:span></text:p>
        <text:p text:style-name="P23"><text:span text:style-name="CharStyle13">shave it like a vulture’s, bare; for they are lost to you.</text:span></text:p>
        <text:p text:style-name="P7"><text:span text:style-name="CharStyle13">Woe to men who on their beds </text:span><text:span text:style-name="CharStyle16">ey </text:span><text:span text:style-name="CharStyle13">some mischief plan,<text:tab/>“</text:span></text:p>
        <text:p text:style-name="P30"><text:span text:style-name="CharStyle13">and carry it out when morning comes,</text:span></text:p>
        <text:p text:style-name="P6"><text:span text:style-name="CharStyle13">because they can!— coveting fields and seizing them, 2 coveting houses and snatching them,</text:span></text:p>
      </text:section>
      <text:section text:style-name="Sect4" text:name="Section3">
        <text:p text:style-name="P90"><text:span text:style-name="CharStyle13">crushing yeomen and their homes,</text:span></text:p>
        <text:p text:style-name="P45"><text:span text:style-name="CharStyle13">smallholders and their livings.</text:span></text:p>
        <text:list xml:id="list917236342041880541" text:style-name="L4">
          <text:list-item>
            <text:p text:style-name="P69"><text:span text:style-name="CharStyle13"><text:tab/>“Therefore,” the Eternal de­</text:span></text:p>
          </text:list-item>
        </text:list>
        <text:p text:style-name="P35"><text:span text:style-name="CharStyle13">clares,</text:span></text:p>
        <text:p text:style-name="P56"><text:span text:style-name="CharStyle13">“I plan something, plan a fate from which you cannot shake you free,</text:span></text:p>
        <text:p text:style-name="P42"><text:span text:style-name="CharStyle13">nor rid you of its crushing weight:</text:span></text:p>
        <text:p text:style-name="P42"><text:span text:style-name="CharStyle13">so evil is the time.</text:span></text:p>
        <text:list xml:id="list185806317351483" text:continue-numbering="true" text:style-name="L4">
          <text:list-item>
            <text:p text:style-name="P92"><text:span text:style-name="CharStyle13"><text:tab/>Then shall you be taunted, as this dirge is chanted:</text:span></text:p>
          </text:list-item>
        </text:list>
        <text:p text:style-name="P42"><text:span text:style-name="CharStyle13">‘Undone! we are undone!</text:span></text:p>
        <text:p text:style-name="P42"><text:span text:style-name="CharStyle13">The soil of our folk is parcelled out,</text:span></text:p>
        <text:p text:style-name="P57"><text:span text:style-name="CharStyle13">past all restoring: our captors are dividing up our fields.’”</text:span></text:p>
        <text:list xml:id="list185806416543896" text:continue-numbering="true" text:style-name="L4">
          <text:list-item>
            <text:p text:style-name="P70"><text:span text:style-name="CharStyle13"><text:tab/>“For talk like that you lose your</text:span></text:p>
          </text:list-item>
        </text:list>
        <text:p text:style-name="P35"><text:span text:style-name="CharStyle13">share</text:span></text:p>
        <text:p text:style-name="P42"><text:span text:style-name="CharStyle13">in the community of the Eternal!</text:span></text:p>
        <text:list xml:id="list185806084491252" text:continue-numbering="true" text:style-name="L4">
          <text:list-item>
            <text:p text:style-name="P70"><text:span text:style-name="CharStyle13"><text:tab/>Stop it,” they cry,</text:span></text:p>
          </text:list-item>
        </text:list>
        <text:p text:style-name="P61"><text:span text:style-name="CharStyle13">“such harping is not prophecy;<text:line-break/>no shameful fate can e’er o’er-<text:line-break/>take the house of Jacob.</text:span></text:p>
        <text:list xml:id="list185805478109219" text:continue-numbering="true" text:style-name="L4">
          <text:list-item>
            <text:p text:style-name="P70"><text:span text:style-name="CharStyle13"><text:tab/>Is the Eternal’s temper quick?</text:span></text:p>
          </text:list-item>
        </text:list>
        <text:p text:style-name="P42"><text:span text:style-name="CharStyle13">Is that how he would act?</text:span></text:p>
        <text:p text:style-name="P42"><text:span text:style-name="CharStyle13">Are not his words to Israel kind?”</text:span></text:p>
        <text:p text:style-name="P8"><text:span text:style-name="CharStyle20">ii</text:span><text:span text:style-name="CharStyle13"> The prophet for such folk</text:span></text:p>
        <text:p text:style-name="P42"><text:span text:style-name="CharStyle13">would be some empty fellow and a liar,</text:span></text:p>
        <text:p text:style-name="P47"><text:span text:style-name="CharStyle13">who promised to prophesy of wine and spirits!</text:span></text:p>
        <text:list xml:id="list185806148218290" text:continue-numbering="true" text:style-name="L4">
          <text:list-item>
            <text:p text:style-name="P80"><text:span text:style-name="CharStyle13"><text:tab/>You are the worst foes of my</text:span></text:p>
          </text:list-item>
        </text:list>
        <text:p text:style-name="P36"><text:span text:style-name="CharStyle13">folk,</text:span></text:p>
        <text:p text:style-name="P43"><text:span text:style-name="CharStyle13">attacking peaceful men,</text:span></text:p>
        <text:p text:style-name="P44"><text:span text:style-name="CharStyle22">and plundering quiet passers-by,</text:span></text:p>
        <text:list xml:id="list185806483322070" text:continue-numbering="true" text:style-name="L4">
          <text:list-item>
            <text:p text:style-name="P81"><text:span text:style-name="CharStyle13"><text:tab/>evicting women from their</text:span></text:p>
          </text:list-item>
        </text:list>
        <text:p text:style-name="P36"><text:span text:style-name="CharStyle13">happy homes,</text:span></text:p>
        <text:p text:style-name="P43"><text:span text:style-name="CharStyle13">branding their babes with slav­ery.</text:span></text:p>
        <text:p text:style-name="P13"><text:span text:style-name="CharStyle13">io<text:tab/>Away with you! begone!</text:span></text:p>
        <text:p text:style-name="P43"><text:span text:style-name="CharStyle13">this is no place for you!— depravity</text:span></text:p>
        <text:p text:style-name="P43"><text:span text:style-name="CharStyle13">shall ruin you beyond all rem­edy.</text:span></text:p>
        <text:p text:style-name="P64"><text:span text:style-name="CharStyle24">I said also:<text:tab/>O</text:span></text:p>
        <text:p text:style-name="P15"><text:span text:style-name="CharStyle24">Listen, now, leaders of Jacob, judges over the house of Israel; you haters of right and lovers of </text:span><text:span text:style-name="CharStyle25">2 </text:span><text:span text:style-name="CharStyle24">wrong,</text:span></text:p>
        <text:p text:style-name="P28"><text:span text:style-name="CharStyle24">is not a sense of justice due from you?</text:span></text:p>
        <text:p text:style-name="P30"><text:span text:style-name="CharStyle13">But they devour my people’s </text:span><text:span text:style-name="CharStyle14">3 </text:span><text:span text:style-name="CharStyle13">flesh</text:span></text:p>
        <text:p text:style-name="P15"><text:span text:style-name="CharStyle24">and strip them of their skin, laying bare their very bones, chopping them up like flesh for the pot,</text:span></text:p>
        <text:p text:style-name="P28"><text:span text:style-name="CharStyle24">like meat in a cauldron.</text:span></text:p>
        <text:p text:style-name="P28"><text:span text:style-name="CharStyle24">One day they shall cry to the </text:span><text:span text:style-name="CharStyle26">4 </text:span><text:span text:style-name="CharStyle24">Eternal,</text:span></text:p>
        <text:p text:style-name="P15"><text:span text:style-name="CharStyle24">but he will never heed them; he will hide his face from them,</text:span></text:p>
        <text:p text:style-name="P33"><text:span text:style-name="CharStyle24">for the crimes they have com­mitted.</text:span></text:p>
        <text:p text:style-name="P28"><text:span text:style-name="CharStyle24">“And as for the prophets,” the </text:span><text:span text:style-name="CharStyle26">5 </text:span><text:span text:style-name="CharStyle24">Eternal says,</text:span></text:p>
        <text:p text:style-name="P15"><text:span text:style-name="CharStyle24">“who lead my folk astray, who cry ‘All’s well!’ if they get food to eat,</text:span></text:p>
        <text:p text:style-name="P28"><text:span text:style-name="CharStyle24">and open war on any who deny them—</text:span></text:p>
        <text:p text:style-name="P28"><text:span text:style-name="CharStyle24">it shall be night for you, devoid </text:span><text:span text:style-name="CharStyle26">6 </text:span><text:span text:style-name="CharStyle24">of vision,</text:span></text:p>
        <text:p text:style-name="P15"><text:span text:style-name="CharStyle24">so dark that you cannot divine; the sun shall set upon the prophets,</text:span></text:p>
        <text:p text:style-name="P48"><text:span text:style-name="CharStyle24">daylight shall darken over them, till seers are shamed,<text:tab/></text:span><text:span text:style-name="CharStyle26">7</text:span></text:p>
        <text:p text:style-name="P22"><text:span text:style-name="CharStyle24">and the diviners blush, in mourning, all of them, because no answer comes from God.”</text:span></text:p>
        <text:p text:style-name="P16"><text:span text:style-name="CharStyle24">But I am full of strength and </text:span><text:span text:style-name="CharStyle26">8 </text:span><text:span text:style-name="CharStyle24">skill and courage, inspired by the Eternal, to let Jacob know its crimes, and Israel its sins.</text:span></text:p>
        <text:p text:style-name="P16"><text:span text:style-name="CharStyle24">Leaders of Jacob, listen to this, </text:span><text:span text:style-name="CharStyle26">9 </text:span><text:span text:style-name="CharStyle24">you judges over the house of Israel,</text:span></text:p>
        <text:p text:style-name="P32"><text:span text:style-name="CharStyle24">who spurn at justice and twist equity,</text:span></text:p>
        <text:list xml:id="list185805127821378" text:continue-numbering="true" text:style-name="L4">
          <text:list-item>
            <text:p text:style-name="P82"><draw:frame draw:style-name="fr2" draw:name="7" text:anchor-type="paragraph" svg:x="6.4689in" svg:y="4.1661in" draw:z-index="0"><draw:text-box fo:min-height="0.2201in" fo:min-width="0.0929in"><text:p text:style-name="P21"><text:span text:style-name="CharStyle6">8</text:span></text:p></draw:text-box></draw:frame><draw:frame draw:style-name="fr3" draw:name="8" text:anchor-type="paragraph" svg:x="6.2783in" svg:y="4.2571in" draw:z-index="1"><draw:text-box fo:min-height="0.2429in" fo:min-width="0.1736in"><text:p text:style-name="P20"><text:span text:style-name="CharStyle8">4</text:span></text:p></draw:text-box></draw:frame><text:span text:style-name="CharStyle13"><text:tab/>who build your Sion up with</text:span></text:p>
          </text:list-item>
        </text:list>
        <text:p text:style-name="P35"><text:span text:style-name="CharStyle13">bloodshed</text:span></text:p>
        <text:p text:style-name="P37"><text:span text:style-name="CharStyle13">and Jerusalem on crime,</text:span></text:p>
        <text:list xml:id="list185805766963397" text:continue-numbering="true" text:style-name="L4">
          <text:list-item>
            <text:p text:style-name="P71"><text:span text:style-name="CharStyle13"><text:tab/>judges passing verdicts for a</text:span></text:p>
          </text:list-item>
        </text:list>
        <text:p text:style-name="P35"><text:span text:style-name="CharStyle13">bribe,</text:span></text:p>
        <text:p text:style-name="P39"><text:span text:style-name="CharStyle13">priests pattering oracles for pay, prophets divining for money, and all the while relying on the Eternal,</text:span></text:p>
        <text:p text:style-name="P37"><text:span text:style-name="CharStyle13">saying, “Surely the Eternal is among us;</text:span></text:p>
        <text:p text:style-name="P37"><text:span text:style-name="CharStyle13">no evil can befall us!”</text:span></text:p>
        <text:list xml:id="list185804709447120" text:continue-numbering="true" text:style-name="L4">
          <text:list-item>
            <text:p text:style-name="P93"><text:span text:style-name="CharStyle13"><text:tab/>Therefore on your account shall Sion be ploughed up like a</text:span></text:p>
          </text:list-item>
        </text:list>
        <text:p text:style-name="P35"><text:span text:style-name="CharStyle13">field,</text:span></text:p>
        <text:p text:style-name="P37"><text:span text:style-name="CharStyle13">Jerusalem shall become a heap of ruins,</text:span></text:p>
        <text:p text:style-name="P37"><text:span text:style-name="CharStyle13">the temple-hill merely a wooded height.</text:span></text:p>
        <text:p text:style-name="P54"><text:span text:style-name="CharStyle28">* *• *</text:span></text:p>
        <text:p text:style-name="Body_20_text_20__28_3_29__20__2b__20_DropCap3">4<text:span text:style-name="CharStyle10"><text:tab/>In after days it shall be</text:span></text:p>
        <text:p text:style-name="P63"><text:span text:style-name="CharStyle13">that the Eternal’s hill shall rise,</text:span></text:p>
        <text:p text:style-name="P39"><text:span text:style-name="CharStyle13">towering over every hill, and higher than the heights.</text:span></text:p>
        <text:list xml:id="list185754160485525" text:style-name="L3">
          <text:list-item>
            <text:p text:style-name="P78"><text:span text:style-name="CharStyle13"><text:tab/>Nations shall stream to it, and many a people shall ex­claim,</text:span></text:p>
          </text:list-item>
        </text:list>
        <text:p text:style-name="P37"><text:span text:style-name="CharStyle13">“Come, let us go to the Eternal’s hill,</text:span></text:p>
        <text:p text:style-name="P39"><text:span text:style-name="CharStyle13">to the house of Jacob’s God, that he may instruct us in his ways,</text:span></text:p>
        <text:p text:style-name="P40"><text:span text:style-name="CharStyle13">to walk upon his paths.”</text:span></text:p>
        <text:p text:style-name="P37"><text:span text:style-name="CharStyle13">For instruction comes from Sion,</text:span></text:p>
        <text:p text:style-name="P37"><text:span text:style-name="CharStyle13">and from Jerusalem the Eter­nal’s word.</text:span></text:p>
        <text:list xml:id="list185805747501791" text:continue-numbering="true" text:style-name="L3">
          <text:list-item>
            <text:p text:style-name="P96"><text:span text:style-name="CharStyle14"><text:tab/></text:span><text:span text:style-name="CharStyle13">He will decide disputes of many races,</text:span></text:p>
          </text:list-item>
        </text:list>
        <text:p text:style-name="P37"><text:span text:style-name="CharStyle13">and arbitrate between strong foreign powers,</text:span></text:p>
        <text:p text:style-name="P39"><text:span text:style-name="CharStyle13">till swords are beaten into ploughshares, spears into pruning-hooks; no nation draws the sword against another,</text:span></text:p>
        <text:p text:style-name="P37"><text:span text:style-name="CharStyle13">no longer shall men learn to fight,</text:span></text:p>
        <text:list xml:id="list185804432361685" text:continue-numbering="true" text:style-name="L3">
          <text:list-item>
            <text:p text:style-name="P97"><text:span text:style-name="CharStyle13"><text:tab/>but live each underneath his vine</text:span></text:p>
          </text:list-item>
        </text:list>
        <text:p text:style-name="P6"><text:span text:style-name="CharStyle13">and underneath his fig-tree, in terror of no one: for so the lips of the Lord of hosts decree.</text:span></text:p>
        <text:p text:style-name="P30"><text:span text:style-name="CharStyle13">[[All nations may live loyal, each </text:span><text:span text:style-name="CharStyle14">5 </text:span><text:span text:style-name="CharStyle13">to its own god,</text:span></text:p>
        <text:p text:style-name="P34"><text:span text:style-name="CharStyle13">but we will live ever loyal to our God the Eternal.]]</text:span></text:p>
        <text:p text:style-name="P30"><text:span text:style-name="CharStyle13">On that day, the Eternal prom- </text:span><text:span text:style-name="CharStyle14">6 </text:span><text:span text:style-name="CharStyle13">ises,</text:span></text:p>
        <text:p text:style-name="P6"><text:span text:style-name="CharStyle13">I will collect the stragglers,</text:span></text:p>
        <text:p text:style-name="P30"><text:span text:style-name="CharStyle13">I will gather the outcast whom I once afflicted;</text:span></text:p>
        <text:p text:style-name="P30"><text:span text:style-name="CharStyle13">I will make the lame the nucleus </text:span><text:span text:style-name="CharStyle14">7 </text:span><text:span text:style-name="CharStyle13">of a nation,</text:span></text:p>
        <text:p text:style-name="P23"><text:span text:style-name="CharStyle13">make the sick into a power, with the Eternal reigning over them on Sion hill, henceforth and for all time.</text:span></text:p>
        <text:p text:style-name="P9"><text:span text:style-name="CharStyle13">I will collect all Jacob,<text:tab/></text:span><text:span text:style-name="CharStyle16">ey</text:span></text:p>
        <text:p text:style-name="P11"><text:span text:style-name="CharStyle13">gather Israel’s survivors,<text:tab/>12</text:span></text:p>
        <text:p text:style-name="P6"><text:span text:style-name="CharStyle13">all together like sheep in a fold, like a flock in its pasture, with the stir and noise of num­bers;</text:span></text:p>
        <text:p text:style-name="P30"><text:span text:style-name="CharStyle13">the bell-wether opens the way 13 for them,</text:span></text:p>
        <text:p text:style-name="P23"><text:span text:style-name="CharStyle13">and out they pour and pass, led as by their King, by the Eternal at their head.</text:span></text:p>
        <text:p text:style-name="P23"><text:span text:style-name="CharStyle14">0</text:span><text:span text:style-name="CharStyle13"> watch-tower of the flock, O height of maiden Sion, the dominion of yore shall be yours once more, the royal power of Israel.</text:span></text:p>
        <text:p text:style-name="P19"><text:span text:style-name="CharStyle13">Why then do you wail aloud? </text:span><text:span text:style-name="CharStyle14">9 </text:span><text:span text:style-name="CharStyle13">Is it for lack of a king, for the loss of a royal guide, that you are in this agony? [[Writhe and scream, O Sion, 10 like a woman in her travail; for soon you must leave the city to live in the open; you have to go to Babylon; but there you shall be rescued, there the Eternal will deliver you from your foes.]]</text:span></text:p>
        <text:list xml:id="list1500299017621484624" text:style-name="L5">
          <text:list-item>
            <text:p text:style-name="P73"><text:span text:style-name="CharStyle13"><text:tab/>Many a nation now musters</text:span></text:p>
          </text:list-item>
        </text:list>
        <text:p text:style-name="P35"><text:span text:style-name="CharStyle13">against you,</text:span></text:p>
        <text:p text:style-name="P39"><text:span text:style-name="CharStyle13">thinking to gloat over Sion desecrated, defeated;</text:span></text:p>
        <text:list xml:id="list185805981448987" text:continue-numbering="true" text:style-name="L5">
          <text:list-item>
            <text:p text:style-name="P72"><text:span text:style-name="CharStyle13"><text:tab/>little they know the Eternal’s</text:span></text:p>
          </text:list-item>
        </text:list>
        <text:p text:style-name="P35"><text:span text:style-name="CharStyle13">plan,</text:span></text:p>
        <text:p text:style-name="P39"><text:span text:style-name="CharStyle13">little they understand how he is gathering them as sheaves for threshing.</text:span></text:p>
        <text:list xml:id="list185806269159838" text:continue-numbering="true" text:style-name="L5">
          <text:list-item>
            <text:p text:style-name="P72"><text:span text:style-name="CharStyle13"><text:tab/>“Maiden Sion, up and thresh!</text:span></text:p>
          </text:list-item>
        </text:list>
        <text:p text:style-name="P39"><text:span text:style-name="CharStyle13">I will make you horns of iron, hoofs as hard as bronze,</text:span></text:p>
        <text:p text:style-name="P39"><text:span text:style-name="CharStyle13">to trample many a people down, consecrating their spoils to the Eternal,</text:span></text:p>
        <text:p text:style-name="P37"><text:span text:style-name="CharStyle13">their wealth to the Lord of all the earth;</text:span></text:p>
        <text:p text:style-name="Body_20_text_20__28_3_29__20__2b__20_DropCap2">5<text:span text:style-name="CharStyle10"><text:tab/>your arm shall triumph over all your foes,</text:span></text:p>
        <text:p text:style-name="P38"><text:span text:style-name="CharStyle13">and any enemy shall be crushed.”</text:span></text:p>
        <text:p text:style-name="P58"><text:span text:style-name="CharStyle13">1 Now you may gash yourself in grief;</text:span></text:p>
        <text:p text:style-name="P39"><text:span text:style-name="CharStyle13">for siege is laid to you, blows of insult strike the cheek of Israel’s sheikh.</text:span></text:p>
        <text:list xml:id="list4318733460235811679" text:style-name="L6">
          <text:list-item>
            <text:p text:style-name="P79"><text:span text:style-name="CharStyle14"><text:tab/></text:span><text:span text:style-name="CharStyle13">But this will protect us, when the Assyrian invades our land,</text:span></text:p>
          </text:list-item>
        </text:list>
        <text:p text:style-name="P39"><text:span text:style-name="CharStyle13">when he sets foot on our soil; ample leaders we shall raise against him,</text:span></text:p>
        <text:p text:style-name="P39"><text:span text:style-name="CharStyle13">princes ample and enough,</text:span></text:p>
        <text:list xml:id="list185805789330527" text:continue-numbering="true" text:style-name="L6">
          <text:list-item>
            <text:p text:style-name="P79"><text:span text:style-name="CharStyle14"><text:tab/></text:span><text:span text:style-name="CharStyle13">to let Assyria feel the sword and drive the bare blade over Nimrod’s land,</text:span></text:p>
          </text:list-item>
        </text:list>
        <text:p text:style-name="P41"><text:span text:style-name="CharStyle13">rescuing us from the Assyrian, when he invades our land and sets foot on our territory.</text:span></text:p>
        <text:list xml:id="list7856557063060297519" text:style-name="L7">
          <text:list-item>
            <text:p text:style-name="P94"><text:span text:style-name="CharStyle14"><text:tab/></text:span><text:span text:style-name="CharStyle13">O Bethlehem Ephrathah, tiniest of townships in all Judah, out of you a king shall come to govern Israel, one whose origin is of old, of long descent</text:span></text:p>
          </text:list-item>
          <text:list-item>
            <text:p text:style-name="P95"><text:span text:style-name="CharStyle14"><text:tab/></text:span><text:span text:style-name="CharStyle13">[[The Eternal leaves them to themselves, until his mother gives birth to him; and then the survivors of his family shall re­</text:span></text:p>
          </text:list-item>
        </text:list>
        <text:p text:style-name="P26"><text:span text:style-name="CharStyle13">join Israel; return they shall, for 4 by that time his power shall ex­tend to the ends of the earth]], one who stands firm and rules with the strength of the Eternal, with high authority from his God the Eternal.</text:span></text:p>
        <text:p text:style-name="P30"><text:span text:style-name="CharStyle13">Like dew that drops from the </text:span><text:span text:style-name="CharStyle14">7 </text:span><text:span text:style-name="CharStyle13">Eternal,</text:span></text:p>
        <text:p text:style-name="P6"><text:span text:style-name="CharStyle13">so shall the residue of Jacob be, among the mass of nations, like showers upon the grass, needing no help of man, no human aid.</text:span></text:p>
        <text:p text:style-name="P30"><text:span text:style-name="CharStyle13">Like a lion among beasts of the 8 jungle,</text:span></text:p>
        <text:p text:style-name="P6"><text:span text:style-name="CharStyle13">so shall the residue of Jacob be, among the mass of nations, like a young lion loose among the sheep,</text:span></text:p>
        <text:p text:style-name="P27"><text:span text:style-name="CharStyle13">that tears and tramples them, none able to bring rescue.</text:span></text:p>
        <text:p text:style-name="P62"><text:span text:style-name="CharStyle13">“On that day,” the Eternal 10 declares, “I will cut off your war-horses and destroy your chariots, I will root out the 11 towns of your country and ruin all your fortresses; I will deprive 12 you of your sorcery—you must have no more wizards; I will cut 13 out of you idols and sacred stones-—you must no longer worship things you manufac­ture; I will uproot your sacred 14 poles and destroy your images [[and in wrath and fury I will in- 15 flict unheard-of punishment upon pagans]].”</text:span></text:p>
        <text:p text:style-name="P55"><text:span text:style-name="CharStyle32">* * *</text:span></text:p>
        <text:p text:style-name="P12"><text:span text:style-name="CharStyle13">Listen, the Eternal will have </text:span><text:span text:style-name="CharStyle33">£1 </text:span><text:span text:style-name="CharStyle13">his indictment urged O in presence of the mountains, in hearing of the hills!</text:span></text:p>
        <text:p text:style-name="P31"><text:span text:style-name="CharStyle13">Listen to the Eternal’s charge, O 2 mountains,</text:span></text:p>
        <text:p text:style-name="P31"><text:span text:style-name="CharStyle13">hear it, O foundations of the earth;</text:span></text:p>
        <text:p text:style-name="P31"><text:span text:style-name="CharStyle13">for the Eternal arraigns his people,</text:span></text:p>
        <text:p text:style-name="P31"><text:span text:style-name="CharStyle13">and indicts Israel.</text:span></text:p>
      </text:section>
      <text:section text:style-name="Sect4" text:name="Section4">
        <text:list xml:id="list2462407739208199322" text:style-name="L8">
          <text:list-item>
            <text:p text:style-name="P83"><text:span text:style-name="CharStyle13"><text:tab/>“My people, what have I done</text:span></text:p>
          </text:list-item>
        </text:list>
        <text:p text:style-name="P35"><text:span text:style-name="CharStyle13">to you?</text:span></text:p>
        <text:p text:style-name="P52"><text:span text:style-name="CharStyle13">Tell me, how have I injured you?</text:span></text:p>
        <text:list xml:id="list185805575818475" text:continue-numbering="true" text:style-name="L8">
          <text:list-item>
            <text:p text:style-name="P74"><text:span text:style-name="CharStyle13"><text:tab/>Did I not bring you up from</text:span></text:p>
          </text:list-item>
        </text:list>
        <text:p text:style-name="P35"><text:span text:style-name="CharStyle13">Egypt’s land?</text:span></text:p>
        <text:p text:style-name="P37"><text:span text:style-name="CharStyle13">Did I not set you free from slavery?</text:span></text:p>
        <text:p text:style-name="P37"><text:span text:style-name="CharStyle13">Did I not send Moses, Aaron, Miriam, to lead you?</text:span></text:p>
        <text:list xml:id="list185804685189060" text:continue-numbering="true" text:style-name="L8">
          <text:list-item>
            <text:p text:style-name="P74"><text:span text:style-name="CharStyle13"><text:tab/>My people, what did Balak</text:span></text:p>
          </text:list-item>
        </text:list>
        <text:p text:style-name="P35"><text:span text:style-name="CharStyle13">plan?</text:span></text:p>
        <text:p text:style-name="P37"><text:span text:style-name="CharStyle13">And how did Balaam answer him?</text:span></text:p>
        <text:p text:style-name="P37"><text:span text:style-name="CharStyle13">Ah, remember it all, from first to last,</text:span></text:p>
        <text:p text:style-name="P53"><text:span text:style-name="CharStyle13">from Shittim to Gilgal, that you may understand the Eternal’s saving power.”</text:span></text:p>
        <text:list xml:id="list185804688051921" text:continue-numbering="true" text:style-name="L8">
          <text:list-item>
            <text:p text:style-name="P74"><text:span text:style-name="CharStyle13"><text:tab/>How shall I enter the Eternal’s</text:span></text:p>
          </text:list-item>
        </text:list>
        <text:p text:style-name="P35"><text:span text:style-name="CharStyle13">presence,</text:span></text:p>
        <text:p text:style-name="P37"><text:span text:style-name="CharStyle13">and bow before the God of heaven?</text:span></text:p>
        <text:p text:style-name="P37"><text:span text:style-name="CharStyle13">Shall I come to him with sacri­fices,</text:span></text:p>
        <text:p text:style-name="P52"><text:span text:style-name="CharStyle13">with yearling calves to offer?</text:span></text:p>
        <text:list xml:id="list185805595888528" text:continue-numbering="true" text:style-name="L8">
          <text:list-item>
            <text:p text:style-name="P74"><text:span text:style-name="CharStyle13"><text:tab/>Would the Eternal care for rams</text:span></text:p>
          </text:list-item>
        </text:list>
        <text:p text:style-name="P35"><text:span text:style-name="CharStyle13">in thousands,</text:span></text:p>
        <text:p text:style-name="P37"><text:span text:style-name="CharStyle13">or for oil flowing in myriad streams?</text:span></text:p>
        <text:p text:style-name="P37"><text:span text:style-name="CharStyle13">Shall I offer my first-born son for my sin,</text:span></text:p>
        <text:p text:style-name="P37"><text:span text:style-name="CharStyle13">fruit of my body for guilt of my soul?</text:span></text:p>
        <text:list xml:id="list185804971884027" text:continue-numbering="true" text:style-name="L8">
          <text:list-item>
            <text:p text:style-name="P74"><text:span text:style-name="CharStyle13"><text:tab/>O man, he has told you what is</text:span></text:p>
          </text:list-item>
        </text:list>
        <text:p text:style-name="P35"><text:span text:style-name="CharStyle13">good;</text:span></text:p>
        <text:p text:style-name="P37"><text:span text:style-name="CharStyle13">what does the Eternal ask from you</text:span></text:p>
        <text:p text:style-name="P53"><text:span text:style-name="CharStyle13">but to he just and kind and live in quiet fellowship with your God?</text:span></text:p>
        <text:list xml:id="list185804684455209" text:continue-numbering="true" text:style-name="L8">
          <text:list-item>
            <text:p text:style-name="P75"><text:span text:style-name="CharStyle13"><text:tab/>Hark, ’tis the Eternal calling to</text:span></text:p>
          </text:list-item>
        </text:list>
        <text:p text:style-name="P35"><text:span text:style-name="CharStyle13">the city:</text:span></text:p>
        <text:p text:style-name="P52"><text:span text:style-name="CharStyle13">“Listen, O clan of Judah, O council of citizens— is hard and harsh are the classes, deceitful are the masses, with mouths full of falsehood, io Can I forget what rogues have hoarded,</text:span></text:p>
        <text:p text:style-name="P28"><text:span text:style-name="CharStyle24">and these accursed scant meas­ures?</text:span></text:p>
        <text:p text:style-name="P15"><text:span text:style-name="CharStyle24">Can I condone wrong balances </text:span><text:span text:style-name="CharStyle34">ii </text:span><text:span text:style-name="CharStyle24">and short weights in the trader’s bag?</text:span></text:p>
        <text:p text:style-name="P15"><text:span text:style-name="CharStyle24">Nay, nay; I will be striking you 13 with ruin for your sins; you may eat, but you shall 14 never be satisfied, feeling an inward void; you may store, but you shall never save,</text:span></text:p>
        <text:p text:style-name="P28"><text:span text:style-name="CharStyle24">and what you save I let the sword sweep off;</text:span></text:p>
        <text:p text:style-name="P28"><text:span text:style-name="CharStyle24">you may sow, but you shall 15 never reap;</text:span></text:p>
        <text:p text:style-name="P15"><text:span text:style-name="CharStyle24">you may crush olives, but you shall never get oil; you may make vintage, but you shall drink no wine.</text:span></text:p>
        <text:p text:style-name="P28"><text:span text:style-name="CharStyle24">For you are following Omri’s 16 customs,</text:span></text:p>
        <text:p text:style-name="P28"><text:span text:style-name="CharStyle24">and all the practices of Ahab’s house,</text:span></text:p>
        <text:p text:style-name="P28"><text:span text:style-name="CharStyle24">living by their policy;</text:span></text:p>
        <text:p text:style-name="P28"><text:span text:style-name="CharStyle24">so I make you a horror,</text:span></text:p>
        <text:p text:style-name="P28"><text:span text:style-name="CharStyle24">and your folk a scorn,</text:span></text:p>
        <text:p text:style-name="P33"><text:span text:style-name="CharStyle24">to bear the derision of pagans.”</text:span></text:p>
        <text:p text:style-name="P18"><text:span text:style-name="CharStyle24">Alas for us, alas!<text:tab/></text:span><text:span text:style-name="CharStyle25">i-T</text:span></text:p>
        <text:p text:style-name="P15"><text:span text:style-name="CharStyle24">As when the fruit is gathered, • and the vintage gleaned, there is no bunch of grapes to eat,</text:span></text:p>
        <text:p text:style-name="P15"><text:span text:style-name="CharStyle24">no choice morsel of a fig, so the devout have vanished 2 from the land,</text:span></text:p>
        <text:p text:style-name="P15"><text:span text:style-name="CharStyle24">not one honest soul remains; everyone lurks for bloodshed, each man preys upon his fellow. They have quick fingers for foul 3 play;</text:span></text:p>
        <text:p text:style-name="P15"><text:span text:style-name="CharStyle24">the judge must handle a bribe, the high official acts as be pleases,</text:span></text:p>
        <text:p text:style-name="P28"><text:span text:style-name="CharStyle24">and between them they baffle justice.</text:span></text:p>
        <text:p text:style-name="P28"><text:span text:style-name="CharStyle24">The best of them are no better 4 than briars,</text:span></text:p>
        <text:p text:style-name="P28"><text:span text:style-name="CharStyle24">the straightest are like thorns twisted in a hedge.</text:span></text:p>
        <text:p text:style-name="P91"><text:span text:style-name="CharStyle13">Their hour of punishment is coming;</text:span></text:p>
        <text:p text:style-name="P46"><text:soft-page-break/><text:span text:style-name="CharStyle13">it will be wrack and ruin.</text:span></text:p>
        <text:list xml:id="list3862900695780769126" text:style-name="L9">
          <text:list-item>
            <text:p text:style-name="P98"><text:span text:style-name="CharStyle13"><text:tab/>Never trust your fellow, never confide in a friend; keep your secret close</text:span></text:p>
          </text:list-item>
        </text:list>
        <text:p text:style-name="P42"><text:span text:style-name="CharStyle13">from the wife of your own bosom.</text:span></text:p>
        <text:list xml:id="list185805949837342" text:continue-numbering="true" text:style-name="L9">
          <text:list-item>
            <text:p text:style-name="P99"><text:span text:style-name="CharStyle13"><text:tab/>For sons insult their fathers, girls defy their mothers, daughters-in-law defy their</text:span></text:p>
          </text:list-item>
        </text:list>
        <text:p text:style-name="P35"><text:span text:style-name="CharStyle13">mothers-in-law,</text:span></text:p>
        <text:p text:style-name="P45"><text:span text:style-name="CharStyle13">and a man’s household are his enemies.</text:span></text:p>
        <text:list xml:id="list185804606290125" text:continue-numbering="true" text:style-name="L9">
          <text:list-item>
            <text:p text:style-name="P76"><text:span text:style-name="CharStyle13"><text:tab/>As for me, I will look out for the</text:span></text:p>
          </text:list-item>
        </text:list>
        <text:p text:style-name="P35"><text:span text:style-name="CharStyle13">Eternal,</text:span></text:p>
        <text:p text:style-name="P56"><text:span text:style-name="CharStyle13">I will await my saviour God; my God will aid me.</text:span></text:p>
        <text:list xml:id="list185805069440220" text:continue-numbering="true" text:style-name="L9">
          <text:list-item>
            <text:p text:style-name="P76"><text:span text:style-name="CharStyle13"><text:tab/>Exult not over me, my ene­</text:span></text:p>
          </text:list-item>
        </text:list>
        <text:p text:style-name="P35"><text:span text:style-name="CharStyle13">mies;</text:span></text:p>
        <text:p text:style-name="P56"><text:span text:style-name="CharStyle13">though I fall, I rise, though I sit in darkness, the Eternal is my light.</text:span></text:p>
        <text:list xml:id="list185806351967349" text:continue-numbering="true" text:style-name="L9">
          <text:list-item>
            <text:p text:style-name="P76"><text:span text:style-name="CharStyle13"><text:tab/>For my sin against him,</text:span></text:p>
          </text:list-item>
        </text:list>
        <text:p text:style-name="P56"><text:span text:style-name="CharStyle13">the Eternal’s anger I must bear, until he takes my part and vindicates my right; then will he bring me out to light,</text:span></text:p>
        <text:p text:style-name="P42"><text:span text:style-name="CharStyle13">and I shall see him triumph­ing.</text:span></text:p>
        <text:list xml:id="list185804579382318" text:continue-numbering="true" text:style-name="L9">
          <text:list-item>
            <text:p text:style-name="P77"><text:span text:style-name="CharStyle13"><text:tab/>My foes shall be confounded at</text:span></text:p>
          </text:list-item>
        </text:list>
        <text:p text:style-name="P35"><text:span text:style-name="CharStyle13">the sight;</text:span></text:p>
        <text:p text:style-name="P42"><text:span text:style-name="CharStyle13">“Where is your God?” they sneer to-day,</text:span></text:p>
        <text:p text:style-name="P42"><text:span text:style-name="CharStyle13">but then my eyes will gloat on them,</text:span></text:p>
        <text:p text:style-name="P45"><text:span text:style-name="CharStyle13">crushed underfoot like muddy clay.</text:span></text:p>
        <text:list xml:id="list185806409343348" text:continue-numbering="true" text:style-name="L9">
          <text:list-item>
            <text:p text:style-name="P77"><text:soft-page-break/><text:span text:style-name="CharStyle13"><text:tab/>The day comes for your walls to</text:span></text:p>
          </text:list-item>
        </text:list>
        <text:p text:style-name="P35"><text:span text:style-name="CharStyle13">be mended,</text:span></text:p>
        <text:p text:style-name="P42"><text:span text:style-name="CharStyle13">the day for frontiers to be far extended,</text:span></text:p>
        <text:list xml:id="list185805432443406" text:continue-numbering="true" text:style-name="L9">
          <text:list-item>
            <text:p text:style-name="P77"><text:span text:style-name="CharStyle13"><text:tab/>the day when folk come home to</text:span></text:p>
          </text:list-item>
        </text:list>
        <text:p text:style-name="P35"><text:span text:style-name="CharStyle13">you</text:span></text:p>
        <text:p text:style-name="P42"><text:span text:style-name="CharStyle13">from Assyria and from Egypt,</text:span></text:p>
        <text:p text:style-name="P28"><text:span text:style-name="CharStyle24">from Egypt even to the Eu­phrates,</text:span></text:p>
        <text:p text:style-name="P15"><text:span text:style-name="CharStyle24">from sea to sea, from range to</text:span></text:p>
        <text:p text:style-name="P60"><text:span text:style-name="CharStyle24">range,</text:span></text:p>
        <text:p text:style-name="P29"><text:span text:style-name="CharStyle24">though all the world lies deso- 13 late</text:span></text:p>
        <text:p text:style-name="P33"><text:span text:style-name="CharStyle24">in retribution for its pagan ways.</text:span></text:p>
        <text:p text:style-name="P14"><text:span text:style-name="CharStyle24">O shepherd, guide thy people, 14 thine own flock,</text:span></text:p>
        <text:p text:style-name="P28"><text:span text:style-name="CharStyle24">so lonely, lonely like a wild patch</text:span></text:p>
        <text:p text:style-name="P15"><text:span text:style-name="CharStyle24">within a garden.</text:span></text:p>
        <text:p text:style-name="P15"><text:span text:style-name="CharStyle24">Let Bashan and let Gilead be their pasture as in days of old;</text:span></text:p>
        <text:p text:style-name="P17"><text:span text:style-name="CharStyle24">and grant us to behold<text:tab/>15</text:span></text:p>
        <text:p text:style-name="P28"><text:span text:style-name="CharStyle24">wonders as at thy coming out of Egypt.</text:span></text:p>
        <text:p text:style-name="P15"><text:span text:style-name="CharStyle24">Let the nations despair of their 16 might, at the sight!</text:span></text:p>
        <text:p text:style-name="P15"><text:span text:style-name="CharStyle24">Let them cover their mouths, struck dumb and deaf, let them grovel in the dust like 1</text:span><text:span text:style-name="CharStyle26">7 </text:span><text:span text:style-name="CharStyle24">serpents,</text:span></text:p>
        <text:p text:style-name="P15"><text:span text:style-name="CharStyle24">crawling creatures, and creep out trembling from their holes,</text:span></text:p>
        <text:p text:style-name="P25"><text:span text:style-name="CharStyle24">in terror before thee, our God!</text:span></text:p>
        <text:p text:style-name="P28"><text:soft-page-break/><text:span text:style-name="CharStyle24">Who is a God like thee?—for- 18 giving sins</text:span></text:p>
        <text:p text:style-name="P15"><text:span text:style-name="CharStyle24">and passing over wrong, in the survivors of thy folk, not holding to thine anger for all time,</text:span></text:p>
        <text:p text:style-name="P15"><text:span text:style-name="CharStyle24">delighting to be merciful; thou wilt have pity upon us 19 again,</text:span></text:p>
        <text:p text:style-name="P14"><text:span text:style-name="CharStyle24">and wash off our iniquities.</text:span></text:p>
        <text:p text:style-name="P28"><text:span text:style-name="CharStyle24">Thou wilt sink all our sins deep in the sea;</text:span></text:p>
        <text:p text:style-name="P30"><text:span text:style-name="CharStyle13">thou wilt prove faithful to 20 Jacob</text:span></text:p>
        <text:p text:style-name="P15"><text:span text:style-name="CharStyle24">and loving to Abraham, as from of old thou hast sworn to our father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UPC" svg:font-family="AngsanaUPC"/>
    <style:font-face style:name="Georgia" svg:font-family="Georgia"/>
    <style:font-face style:name="Sylfaen" svg:font-family="Sylfaen"/>
    <style:font-face style:name="Tahoma" svg:font-family="Tahoma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_20__23_1" style:display-name="Heading #1" style:family="paragraph" style:master-page-name="">
      <style:graphic-properties draw:fill="solid" draw:fill-color="#ffffff" draw:opacity="100%"/>
      <style:paragraph-properties fo:line-height="0in" fo:text-align="center" style:justify-single-word="false" style:page-number="auto" fo:background-color="#ffffff"/>
      <style:text-properties style:text-line-through-style="none" style:text-line-through-type="none" style:font-name="Georgia" fo:font-family="Georgia" fo:font-size="12pt" fo:font-style="normal" style:text-underline-style="none" fo:font-weight="bold" style:font-name-asian="Georgia" style:font-family-asian="Georgia" style:font-size-asian="12pt" style:font-style-asian="normal" style:font-weight-asian="bold" style:font-name-complex="Georgia" style:font-family-complex="Georgia" style:font-size-complex="12pt" style:font-style-complex="normal" style:font-weight-complex="bold"/>
    </style:style>
    <style:style style:name="Body_20_text_20__28_7_29_" style:display-name="Body text (7)" style:family="paragraph" style:master-page-name="">
      <style:graphic-properties draw:fill="solid" draw:fill-color="#ffffff" draw:opacity="100%"/>
      <style:paragraph-properties fo:line-height="0in" style:page-number="auto" fo:background-color="#ffffff"/>
      <style:text-properties style:text-line-through-style="none" style:text-line-through-type="none" style:font-name="AngsanaUPC" fo:font-family="AngsanaUPC" fo:font-size="13pt" fo:font-style="normal" style:text-underline-style="none" fo:font-weight="normal" style:font-name-asian="AngsanaUPC" style:font-family-asian="AngsanaUPC" style:font-size-asian="13pt" style:font-style-asian="normal" style:font-weight-asian="normal" style:font-name-complex="AngsanaUPC" style:font-family-complex="AngsanaUPC" style:font-size-complex="13pt" style:font-style-complex="normal" style:font-weight-complex="normal"/>
    </style:style>
    <style:style style:name="Body_20_text_20__28_8_29_" style:display-name="Body text (8)" style:family="paragraph" style:master-page-name="">
      <style:graphic-properties draw:fill="solid" draw:fill-color="#ffffff" draw:opacity="100%"/>
      <style:paragraph-properties fo:line-height="0in" style:page-number="auto" fo:background-color="#ffffff"/>
      <style:text-properties style:text-line-through-style="none" style:text-line-through-type="none" style:font-name="AngsanaUPC" fo:font-family="AngsanaUPC" fo:font-size="13pt" fo:font-style="normal" style:text-underline-style="none" fo:font-weight="bold" style:font-name-asian="AngsanaUPC" style:font-family-asian="AngsanaUPC" style:font-size-asian="13pt" style:font-style-asian="normal" style:font-weight-asian="bold" style:font-name-complex="AngsanaUPC" style:font-family-complex="AngsanaUPC" style:font-size-complex="13pt" style:font-style-complex="normal" style:font-weight-complex="bold"/>
    </style:style>
    <style:style style:name="Body_20_text_20__28_3_29_" style:display-name="Body text (3)" style:family="paragraph" style:master-page-name="">
      <style:graphic-properties draw:fill="solid" draw:fill-color="#ffffff" draw:opacity="100%"/>
      <style:paragraph-properties fo:margin-top="0in" fo:margin-bottom="0.0835in" loext:contextual-spacing="false" fo:line-height="0.1272in" fo:text-align="justify" style:justify-single-word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2_29_" style:display-name="Body text (2)" style:family="paragraph" style:master-page-name="">
      <style:graphic-properties draw:fill="solid" draw:fill-color="#ffffff" draw:opacity="100%"/>
      <style:paragraph-properties fo:margin-left="0in" fo:margin-right="0in" fo:margin-top="0.0835in" fo:margin-bottom="0in" loext:contextual-spacing="false" fo:line-height="0.1299in" fo:text-indent="-0.4165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Header_20_or_20_footer" style:display-name="Header or footer" style:family="paragraph" style:master-page-name="">
      <style:graphic-properties draw:fill="solid" draw:fill-color="#ffffff" draw:opacity="100%"/>
      <style:paragraph-properties fo:line-height="0in" style:page-number="auto" fo:background-color="#ffffff"/>
      <style:text-properties style:text-line-through-style="none" style:text-line-through-type="none" style:font-name="AngsanaUPC" fo:font-family="AngsanaUPC" fo:font-size="14pt" fo:font-style="normal" style:text-underline-style="none" fo:font-weight="bold" style:font-name-asian="AngsanaUPC" style:font-family-asian="AngsanaUPC" style:font-size-asian="14pt" style:font-style-asian="normal" style:font-weight-asian="bold" style:font-name-complex="AngsanaUPC" style:font-family-complex="AngsanaUPC" style:font-size-complex="14pt" style:font-style-complex="normal" style:font-weight-complex="bold"/>
    </style:style>
    <style:style style:name="Body_20_text_20__28_4_29_" style:display-name="Body text (4)" style:family="paragraph" style:master-page-name="">
      <style:graphic-properties draw:fill="solid" draw:fill-color="#ffffff" draw:opacity="100%"/>
      <style:paragraph-properties fo:margin-left="0in" fo:margin-right="0in" fo:line-height="0.1228in" fo:text-indent="-0.222in" style:auto-text-indent="false" style:page-number="auto" fo:background-color="#ffffff"/>
      <style:text-properties style:text-line-through-style="none" style:text-line-through-type="none" style:font-name="Georgia" fo:font-family="Georgia" fo:font-size="7.5pt" fo:font-style="normal" style:text-underline-style="none" fo:font-weight="normal" style:font-name-asian="Georgia" style:font-family-asian="Georgia" style:font-size-asian="7.5pt" style:font-style-asian="normal" style:font-weight-asian="normal" style:font-name-complex="Georgia" style:font-family-complex="Georgia" style:font-size-complex="7.5pt" style:font-style-complex="normal" style:font-weight-complex="normal"/>
    </style:style>
    <style:style style:name="Body_20_text_20__28_5_29_" style:display-name="Body text (5)" style:family="paragraph" style:master-page-name="">
      <style:graphic-properties draw:fill="solid" draw:fill-color="#ffffff" draw:opacity="100%"/>
      <style:paragraph-properties fo:margin-left="0in" fo:margin-right="0in" fo:line-height="0.1272in" fo:text-align="justify" style:justify-single-word="false" fo:text-indent="-0.25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6_29_" style:display-name="Body text (6)" style:family="paragraph" style:master-page-name="">
      <style:graphic-properties draw:fill="solid" draw:fill-color="#ffffff" draw:opacity="100%"/>
      <style:paragraph-properties fo:margin-top="0in" fo:margin-bottom="0.0417in" loext:contextual-spacing="false" fo:line-height="0in" style:page-number="auto" fo:background-color="#ffffff"/>
      <style:text-properties style:text-line-through-style="none" style:text-line-through-type="none" style:font-name="Sylfaen" fo:font-family="Sylfaen" fo:font-size="4pt" fo:font-style="normal" style:text-underline-style="none" fo:font-weight="normal" style:font-name-asian="Sylfaen" style:font-family-asian="Sylfaen" style:font-size-asian="4pt" style:font-style-asian="normal" style:font-weight-asian="normal" style:font-name-complex="Sylfaen" style:font-family-complex="Sylfaen" style:font-size-complex="4pt" style:font-style-complex="normal" style:font-weight-complex="normal"/>
    </style:style>
    <style:style style:name="Body_20_text_20__28_9_29_" style:display-name="Body text (9)" style:family="paragraph" style:master-page-name="">
      <style:graphic-properties draw:fill="solid" draw:fill-color="#ffffff" draw:opacity="100%"/>
      <style:paragraph-properties fo:line-height="0.1228in" fo:text-align="center" style:justify-single-word="false" style:page-number="auto" fo:background-color="#ffffff"/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Body_20_text_20__28_3_29__20__2b__20_DropCap1" style:display-name="Body text (3) + DropCap1" style:family="paragraph" style:parent-style-name="Body_20_text_20__28_3_29_" style:master-page-name="">
      <style:paragraph-properties fo:margin-left="0.139in" fo:margin-right="0in" fo:margin-top="0in" fo:margin-bottom="0.0807in" loext:contextual-spacing="false" fo:text-indent="0in" style:auto-text-indent="false" style:page-number="auto">
        <style:drop-cap style:lines="2" style:distance="0.05in" style:style-name="DropCap1"/>
      </style:paragraph-properties>
    </style:style>
    <style:style style:name="Body_20_text_20__28_3_29__20__2b__20_DropCap2" style:display-name="Body text (3) + DropCap2" style:family="paragraph" style:parent-style-name="Body_20_text_20__28_3_29_" style:master-page-name="">
      <style:paragraph-properties fo:margin-left="0.1807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0937in"/>
        </style:tab-stops>
        <style:drop-cap style:lines="2" style:distance="0.0035in" style:style-name="DropCap3"/>
      </style:paragraph-properties>
    </style:style>
    <style:style style:name="Body_20_text_20__28_3_29__20__2b__20_DropCap3" style:display-name="Body text (3) + DropCap3" style:family="paragraph" style:parent-style-name="Body_20_text_20__28_3_29_" style:master-page-name="">
      <style:paragraph-properties fo:margin-left="0.1807in" fo:margin-right="0in" fo:margin-top="0in" fo:margin-bottom="0in" loext:contextual-spacing="false" fo:text-indent="0in" style:auto-text-indent="false" style:page-number="auto">
        <style:tab-stops>
          <style:tab-stop style:position="0.098in"/>
        </style:tab-stops>
        <style:drop-cap style:lines="2" style:distance="0.0035in" style:style-name="DropCap2"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FontStyle" style:family="text">
      <style:text-properties fo:color="#000000" style:text-position="0% 100%" style:font-name="unifont" fo:font-family="unifont" fo:font-size="12pt" fo:letter-spacing="normal" fo:language="en" fo:country="US" style:font-name-asian="unifont" style:font-family-asian="unifont" style:font-size-asian="12pt" style:language-asian="en" style:country-asian="US" style:font-name-complex="unifont" style:font-family-complex="unifont" style:font-size-complex="12pt" style:language-complex="en" style:country-complex="US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>
      <style:text-properties style:text-line-through-style="none" style:text-line-through-type="none" style:font-name="Georgia" fo:font-family="Georgia" fo:font-size="12pt" fo:font-style="normal" style:text-underline-style="none" fo:font-weight="bold" style:font-name-asian="Georgia" style:font-family-asian="Georgia" style:font-size-asian="12pt" style:font-style-asian="normal" style:font-weight-asian="bold" style:font-name-complex="Georgia" style:font-family-complex="Georgia" style:font-size-complex="12pt" style:font-style-complex="normal" style:font-weight-complex="bold"/>
    </style:style>
    <style:style style:name="CharStyle6" style:family="text" style:parent-style-name="DefaultFontStyle">
      <style:text-properties style:text-line-through-style="none" style:text-line-through-type="none" style:font-name="AngsanaUPC" fo:font-family="AngsanaUPC" fo:font-size="13pt" fo:font-style="normal" style:text-underline-style="none" fo:font-weight="normal" style:font-name-asian="AngsanaUPC" style:font-family-asian="AngsanaUPC" style:font-size-asian="13pt" style:font-style-asian="normal" style:font-weight-asian="normal" style:font-name-complex="AngsanaUPC" style:font-family-complex="AngsanaUPC" style:font-size-complex="13pt" style:font-style-complex="normal" style:font-weight-complex="normal"/>
    </style:style>
    <style:style style:name="CharStyle8" style:family="text" style:parent-style-name="DefaultFontStyle">
      <style:text-properties style:text-line-through-style="none" style:text-line-through-type="none" style:font-name="AngsanaUPC" fo:font-family="AngsanaUPC" fo:font-size="13pt" fo:font-style="normal" style:text-underline-style="none" fo:font-weight="bold" style:font-name-asian="AngsanaUPC" style:font-family-asian="AngsanaUPC" style:font-size-asian="13pt" style:font-style-asian="normal" style:font-weight-asian="bold" style:font-name-complex="AngsanaUPC" style:font-family-complex="AngsanaUPC" style:font-size-complex="13pt" style:font-style-complex="normal" style:font-weight-complex="bold"/>
    </style:style>
    <style:style style:name="CharStyle10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DropCap1" style:family="text">
      <style:text-properties fo:color="#000000" style:text-line-through-style="none" style:text-line-through-type="none" style:text-position="40% 58%" style:font-name="Georgia" fo:font-family="Georgia" fo:font-size="18pt" fo:letter-spacing="normal" fo:font-style="normal" style:text-underline-style="none" fo:font-weight="normal" style:font-name-asian="Georgia" style:font-family-asian="Georgia" style:font-size-asian="18pt" style:font-style-asian="normal" style:font-weight-asian="normal" style:font-name-complex="Georgia" style:font-family-complex="Georgia" style:font-size-complex="18pt" style:font-style-complex="normal" style:font-weight-complex="normal" style:text-scale="100%"/>
    </style:style>
    <style:style style:name="CharStyle13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14" style:family="text" style:parent-style-name="CharStyle13">
      <style:text-properties fo:color="#000000" style:text-position="0% 100%" style:font-name="AngsanaUPC" fo:font-family="AngsanaUPC" fo:font-size="13pt" fo:letter-spacing="normal" fo:language="en" fo:country="US" fo:font-weight="bold" style:font-name-asian="AngsanaUPC" style:font-family-asian="AngsanaUPC" style:font-size-asian="13pt" style:language-asian="en" style:country-asian="US" style:font-weight-asian="bold" style:font-name-complex="AngsanaUPC" style:font-family-complex="AngsanaUPC" style:font-size-complex="13pt" style:language-complex="en" style:country-complex="US" style:font-weight-complex="bold" style:text-scale="100%"/>
    </style:style>
    <style:style style:name="CharStyle15" style:family="text" style:parent-style-name="CharStyle13">
      <style:text-properties fo:color="#000000" style:text-position="0% 100%" style:font-name="Sylfaen" fo:font-family="Sylfaen" fo:font-size="9.5pt" fo:letter-spacing="normal" fo:language="en" fo:country="US" fo:font-weight="normal" style:font-name-asian="Sylfaen" style:font-family-asian="Sylfaen" style:font-size-asian="9.5pt" style:language-asian="en" style:country-asian="US" style:font-weight-asian="normal" style:font-name-complex="Sylfaen" style:font-family-complex="Sylfaen" style:font-size-complex="9.5pt" style:language-complex="en" style:country-complex="US" style:font-weight-complex="normal" style:text-scale="100%"/>
    </style:style>
    <style:style style:name="CharStyle16" style:family="text" style:parent-style-name="CharStyle13">
      <style:text-properties fo:color="#000000" style:text-position="0% 100%" fo:font-size="9pt" fo:letter-spacing="-0.0209in" fo:language="en" fo:country="US" fo:font-style="italic" fo:font-weight="bold" style:font-size-asian="9pt" style:language-asian="en" style:country-asian="US" style:font-style-asian="italic" style:font-weight-asian="bold" style:font-size-complex="9pt" style:language-complex="en" style:country-complex="US" style:font-style-complex="italic" style:font-weight-complex="bold" style:text-scale="100%"/>
    </style:style>
    <style:style style:name="CharStyle18" style:family="text" style:parent-style-name="DefaultFontStyle">
      <style:text-properties style:text-line-through-style="none" style:text-line-through-type="none" style:font-name="AngsanaUPC" fo:font-family="AngsanaUPC" fo:font-size="14pt" fo:font-style="normal" style:text-underline-style="none" fo:font-weight="bold" style:font-name-asian="AngsanaUPC" style:font-family-asian="AngsanaUPC" style:font-size-asian="14pt" style:font-style-asian="normal" style:font-weight-asian="bold" style:font-name-complex="AngsanaUPC" style:font-family-complex="AngsanaUPC" style:font-size-complex="14pt" style:font-style-complex="normal" style:font-weight-complex="bold"/>
    </style:style>
    <style:style style:name="CharStyle19" style:family="text" style:parent-style-name="CharStyle18">
      <style:text-properties fo:color="#000000" style:text-position="0% 100%" fo:letter-spacing="normal" fo:language="en" fo:country="US" style:language-asian="en" style:country-asian="US" style:language-complex="en" style:country-complex="US" style:text-scale="100%"/>
    </style:style>
    <style:style style:name="CharStyle20" style:family="text" style:parent-style-name="CharStyle13">
      <style:text-properties fo:font-variant="small-caps" fo:color="#000000" style:text-position="0% 100%" fo:letter-spacing="normal" fo:language="en" fo:country="US" style:language-asian="en" style:country-asian="US" style:language-complex="en" style:country-complex="US" style:text-scale="100%"/>
    </style:style>
    <style:style style:name="CharStyle22" style:family="text" style:parent-style-name="DefaultFontStyle">
      <style:text-properties style:text-line-through-style="none" style:text-line-through-type="none" style:font-name="Georgia" fo:font-family="Georgia" fo:font-size="7.5pt" fo:font-style="normal" style:text-underline-style="none" fo:font-weight="normal" style:font-name-asian="Georgia" style:font-family-asian="Georgia" style:font-size-asian="7.5pt" style:font-style-asian="normal" style:font-weight-asian="normal" style:font-name-complex="Georgia" style:font-family-complex="Georgia" style:font-size-complex="7.5pt" style:font-style-complex="normal" style:font-weight-complex="normal"/>
    </style:style>
    <style:style style:name="CharStyle24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25" style:family="text" style:parent-style-name="CharStyle24">
      <style:text-properties fo:color="#000000" style:text-position="0% 100%" fo:font-size="8.5pt" fo:letter-spacing="-0.0209in" fo:language="en" fo:country="US" fo:font-style="italic" style:font-size-asian="8.5pt" style:language-asian="en" style:country-asian="US" style:font-style-asian="italic" style:font-size-complex="8.5pt" style:language-complex="en" style:country-complex="US" style:font-style-complex="italic" style:text-scale="100%"/>
    </style:style>
    <style:style style:name="CharStyle26" style:family="text" style:parent-style-name="CharStyle24">
      <style:text-properties fo:color="#000000" style:text-position="0% 100%" style:font-name="Sylfaen" fo:font-family="Sylfaen" fo:letter-spacing="normal" fo:language="en" fo:country="US" style:font-name-asian="Sylfaen" style:font-family-asian="Sylfaen" style:language-asian="en" style:country-asian="US" style:font-name-complex="Sylfaen" style:font-family-complex="Sylfaen" style:language-complex="en" style:country-complex="US" style:text-scale="100%"/>
    </style:style>
    <style:style style:name="CharStyle28" style:family="text" style:parent-style-name="DefaultFontStyle">
      <style:text-properties style:text-line-through-style="none" style:text-line-through-type="none" style:font-name="Sylfaen" fo:font-family="Sylfaen" fo:font-size="4pt" fo:font-style="normal" style:text-underline-style="none" fo:font-weight="normal" style:font-name-asian="Sylfaen" style:font-family-asian="Sylfaen" style:font-size-asian="4pt" style:font-style-asian="normal" style:font-weight-asian="normal" style:font-name-complex="Sylfaen" style:font-family-complex="Sylfaen" style:font-size-complex="4pt" style:font-style-complex="normal" style:font-weight-complex="normal"/>
    </style:style>
    <style:style style:name="DropCap2" style:family="text">
      <style:text-properties fo:color="#000000" style:text-line-through-style="none" style:text-line-through-type="none" style:text-position="38% 58%" style:font-name="Tahoma" fo:font-family="Tahoma" fo:font-size="16pt" fo:letter-spacing="normal" fo:font-style="normal" style:text-underline-style="none" fo:font-weight="normal" style:font-name-asian="Tahoma" style:font-family-asian="Tahoma" style:font-size-asian="16pt" style:font-style-asian="normal" style:font-weight-asian="normal" style:font-name-complex="Tahoma" style:font-family-complex="Tahoma" style:font-size-complex="16pt" style:font-style-complex="normal" style:font-weight-complex="normal" style:text-scale="100%"/>
    </style:style>
    <style:style style:name="DropCap3" style:family="text">
      <style:text-properties fo:color="#000000" style:text-line-through-style="none" style:text-line-through-type="none" style:text-position="33% 58%" style:font-name="Sylfaen" fo:font-family="Sylfaen" fo:font-size="18pt" fo:letter-spacing="normal" fo:font-style="normal" style:text-underline-style="none" fo:font-weight="normal" style:font-name-asian="Sylfaen" style:font-family-asian="Sylfaen" style:font-size-asian="18pt" style:font-style-asian="normal" style:font-weight-asian="normal" style:font-name-complex="Sylfaen" style:font-family-complex="Sylfaen" style:font-size-complex="18pt" style:font-style-complex="normal" style:font-weight-complex="normal" style:text-scale="100%"/>
    </style:style>
    <style:style style:name="CharStyle32" style:family="text" style:parent-style-name="DefaultFontStyle"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CharStyle33" style:family="text" style:parent-style-name="CharStyle13">
      <style:text-properties fo:color="#000000" style:text-position="0% 100%" style:font-name="AngsanaUPC" fo:font-family="AngsanaUPC" fo:font-size="11.5pt" fo:letter-spacing="-0.0209in" fo:language="en" fo:country="US" fo:font-style="italic" fo:font-weight="bold" style:font-name-asian="AngsanaUPC" style:font-family-asian="AngsanaUPC" style:font-size-asian="11.5pt" style:language-asian="en" style:country-asian="US" style:font-style-asian="italic" style:font-weight-asian="bold" style:font-name-complex="AngsanaUPC" style:font-family-complex="AngsanaUPC" style:font-size-complex="11.5pt" style:language-complex="en" style:country-complex="US" style:font-style-complex="italic" style:font-weight-complex="bold" style:text-scale="100%"/>
    </style:style>
    <style:style style:name="CharStyle34" style:family="text" style:parent-style-name="CharStyle24">
      <style:text-properties fo:font-variant="small-caps" fo:color="#000000" style:text-position="0% 100%" fo:letter-spacing="normal" fo:language="en" fo:country="US" style:language-asian="en" style:country-asian="US" style:language-complex="en" style:country-complex="US" style:text-scale="100%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MP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228in" style:type="right"/>
        </style:tab-stops>
      </style:paragraph-properties>
    </style:style>
    <style:style style:name="MP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201in" style:type="right"/>
        </style:tab-stops>
      </style:paragraph-properties>
    </style:style>
    <style:style style:name="MP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366in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5in" fo:page-height="11in" style:num-format="1" style:print-orientation="portrait" fo:margin-top="0in" fo:margin-bottom="0in" fo:margin-left="2.5972in" fo:margin-right="1.82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528in" fo:margin-left="0in" fo:margin-right="0in" fo:margin-bottom="0in"/>
      </style:header-style>
      <style:footer-style>
        <style:header-footer-properties fo:min-height="3.6291in" fo:margin-left="0in" fo:margin-right="0in" fo:margin-top="3.6291in"/>
      </style:footer-style>
    </style:page-layout>
    <style:page-layout style:name="Mpm3" style:page-usage="mirrored">
      <style:page-layout-properties fo:page-width="8.5in" fo:page-height="11in" style:num-format="1" style:print-orientation="portrait" fo:margin-top="0in" fo:margin-bottom="0in" fo:margin-left="2.4937in" fo:margin-right="1.873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717in" fo:margin-left="0in" fo:margin-right="0in" fo:margin-bottom="0in"/>
      </style:header-style>
      <style:footer-style>
        <style:header-footer-properties fo:min-height="3.6618in" fo:margin-left="0in" fo:margin-right="0in" fo:margin-top="3.6618in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  <style:master-page style:name="PageStyle1" style:page-layout-name="Mpm3">
      <style:header>
        <text:p text:style-name="MP1"><draw:frame draw:style-name="Mfr1" draw:name="Frame1" text:anchor-type="paragraph" svg:x="1.9063in" svg:y="0.5118in" draw:z-index="0"><draw:text-box fo:min-height="0.1035in" fo:min-width="2.3236in"><text:p text:style-name="MP3"><text:page-number text:select-page="current">1013</text:page-number><text:span text:style-name="CharStyle19"><text:tab/>MICAH 7</text:span></text:p></draw:text-box></draw:frame></text:p>
      </style:header>
      <style:header-left>
        <text:p text:style-name="MP1"><draw:frame draw:style-name="Mfr1" draw:name="1" text:anchor-type="paragraph" svg:x="1.9063in" svg:y="0.5118in" draw:z-index="2"><draw:text-box fo:min-height="0.1035in" fo:min-width="2.3236in"><text:p text:style-name="MP3"><text:page-number text:select-page="current">1010</text:page-number><text:span text:style-name="CharStyle19"><text:tab/>MICAH 7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2" style:page-layout-name="Mpm3">
      <style:header>
        <text:p text:style-name="MP1"><draw:frame draw:style-name="Mfr1" draw:name="2" text:anchor-type="paragraph" svg:x="4.2689in" svg:y="0.5181in" draw:z-index="3"><draw:text-box fo:min-height="0.1035in" fo:min-width="2.3201in"><text:p text:style-name="MP4"><text:span text:style-name="CharStyle19">MICAH 4<text:tab/></text:span><text:page-number text:select-page="current">1017</text:page-number></text:p></draw:text-box></draw:frame></text:p>
      </style:header>
      <style:header-left>
        <text:p text:style-name="MP1"><draw:frame draw:style-name="Mfr1" draw:name="3" text:anchor-type="paragraph" svg:x="1.8965in" svg:y="0.5118in" draw:z-index="4"><draw:text-box fo:min-height="0.1098in" fo:min-width="2.3366in"><text:p text:style-name="MP5"><text:page-number text:select-page="current">1012</text:page-number><text:span text:style-name="CharStyle19"><text:tab/>MICAH 6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3" style:page-layout-name="Mpm3">
      <style:header>
        <text:p text:style-name="MP1"><draw:frame draw:style-name="Mfr1" draw:name="4" text:anchor-type="paragraph" svg:x="4.2854in" svg:y="0.5154in" draw:z-index="5"><draw:text-box fo:min-height="0.1071in" fo:min-width="2.3201in"><text:p text:style-name="MP4"><text:span text:style-name="CharStyle19">MICAH 7<text:tab/></text:span><text:page-number text:select-page="current">1013</text:page-number></text:p></draw:text-box></draw:frame></text:p>
      </style:header>
      <style:header-left>
        <text:p text:style-name="MP1"><draw:frame draw:style-name="Mfr1" draw:name="5" text:anchor-type="paragraph" svg:x="4.2854in" svg:y="0.5154in" draw:z-index="0"><draw:text-box fo:min-height="0.1071in" fo:min-width="2.3201in"><text:p text:style-name="MP4"><text:span text:style-name="CharStyle19">MICAH 7<text:tab/></text:span><text:page-number text:select-page="current">0</text:page-number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4" style:page-layout-name="Mpm3">
      <style:header>
        <text:p text:style-name="MP1"><draw:frame draw:style-name="Mfr1" draw:name="6" text:anchor-type="paragraph" svg:x="1.9063in" svg:y="0.5118in" draw:z-index="15"><draw:text-box fo:min-height="0.1035in" fo:min-width="2.3236in"><text:p text:style-name="MP3"><text:page-number text:select-page="current">0</text:page-number><text:span text:style-name="CharStyle19"><text:tab/>MICAH 7</text:span></text:p></draw:text-box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meta:document-statistic meta:table-count="0" meta:image-count="0" meta:object-count="0" meta:page-count="16" meta:paragraph-count="274" meta:word-count="2563" meta:character-count="13220" meta:non-whitespace-character-count="10938"/>
    <meta:generator>LibreOffice/4.4.5.2$Windows_x86 LibreOffice_project/a22f674fd25a3b6f45bdebf25400ed2adff0ff99</meta:generator>
  </office:meta>
</office:document-meta>
</file>